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94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inter-bol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inter-regula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inter-bol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inter-bol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ffffff" style:text-line-through-type="none" style:text-line-through-style="none" style:text-line-through-width="auto" style:text-line-through-color="font-color" style:text-position="0% 100%" fo:font-family="inter-bol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inter-regula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inter-bol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ffffff" style:text-line-through-type="none" style:text-line-through-style="none" style:text-line-through-width="auto" style:text-line-through-color="font-color" style:text-position="30% 66.6667%" fo:font-family="inter-bol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inter-bol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inter-regula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inter-bol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inter-regula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inter-bol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7">
      <style:drawing-page-properties draw:fill="gradient" draw:fill-gradient-name="a86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4">
      <style:drawing-page-properties draw:fill="gradient" draw:fill-gradient-name="a67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39">
      <style:drawing-page-properties draw:fill="gradient" draw:fill-gradient-name="a103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14">
      <style:drawing-page-properties draw:fill="gradient" draw:fill-gradient-name="a71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az" fo:country="A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1">
      <style:drawing-page-properties draw:fill="gradient" draw:fill-gradient-name="a69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37">
      <style:drawing-page-properties draw:fill="gradient" draw:fill-gradient-name="a73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inter-bol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inter-bol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inter-regula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2" draw:style-name="a674" draw:master-page-name="Master1-Layout2-obj-Title-and-Content" presentation:presentation-page-layout-name="Master1-PPL2" draw:id="Slide-257">
        <draw:frame draw:id="id192" presentation:style-name="a677" draw:name="Title 1" svg:x="0.74401in" svg:y="0.82374in" svg:width="10.51385in" svg:height="1.18213in" presentation:class="title" presentation:placeholder="false">
          <draw:text-box>
            <text:p text:style-name="a676" text:class-names="" text:cond-style-name=""><text:span text:style-name="a675" text:class-names="">Sorting algorithms</text:span></text:p>
          </draw:text-box>
          <svg:title/>
          <svg:desc/>
        </draw:frame>
        <draw:frame draw:id="id193" presentation:style-name="a689" draw:name="Content Placeholder 2" svg:x="0.74401in" svg:y="2.55564in" svg:width="10.51385in" svg:height="3.93626in" presentation:class="outline" presentation:placeholder="false">
          <draw:text-box>
            <text:list text:style-name="a680">
              <text:list-item>
                <text:p text:style-name="a679" text:class-names="" text:cond-style-name=""><text:span text:style-name="a678" text:class-names="">Çeşidləmə alqoritmləri çox sayda elementi ən yüksəkdən ən aşağıya və ya əksinə və ya hətta bəzi əlifba sırası ilə müəyyən bir sıra ilə yenidən təşkil etmək üsullarıdır.</text:span></text:p>
              </text:list-item>
            </text:list>
            <text:list text:style-name="a685">
              <text:list-item>
                <text:p text:style-name="a684" text:class-names="" text:cond-style-name=""><text:span text:style-name="a681" text:class-names="">Sorting alqoritml</text:span><text:span text:style-name="a682" text:class-names="">əri problemin mürəkkəbliyini azaldır</text:span><text:span text:style-name="a683" text:class-names="">.</text:span></text:p>
              </text:list-item>
            </text:list>
            <text:list text:style-name="a688">
              <text:list-item>
                <text:p text:style-name="a687" text:class-names="" text:cond-style-name=""><text:span text:style-name="a686" text:class-names="">Bu alqoritmlərin axtarış alqoritmlərində, verilənlər bazası alqoritmlərində, bölmə və fəth üsullarında, verilənlər strukturu alqoritmlərində və bir çox başqa sahələrdə birbaşa tətbiqləri var.</text:span></text:p>
              </text:list-item>
            </text:list>
          </draw:text-box>
          <svg:title/>
          <svg:desc/>
        </draw:frame>
      </draw:page>
      <draw:page draw:name="Slide3" draw:style-name="a691" draw:master-page-name="Master1-Layout2-obj-Title-and-Content" presentation:presentation-page-layout-name="Master1-PPL2" draw:id="Slide-258">
        <draw:frame draw:id="id194" presentation:style-name="a694" draw:name="Title 1" svg:x="0.74401in" svg:y="0.82374in" svg:width="10.51385in" svg:height="1.18213in" presentation:class="title" presentation:placeholder="false">
          <draw:text-box>
            <text:p text:style-name="a693" text:class-names="" text:cond-style-name=""><text:span text:style-name="a692" text:class-names="">Selection sort</text:span></text:p>
          </draw:text-box>
          <svg:title/>
          <svg:desc/>
        </draw:frame>
        <draw:frame draw:id="id195" presentation:style-name="a712" draw:name="Content Placeholder 2" svg:x="0.74401in" svg:y="2.55564in" svg:width="10.51385in" svg:height="3.93626in" presentation:class="outline" presentation:placeholder="false">
          <draw:text-box>
            <text:list text:style-name="a697">
              <text:list-item>
                <text:p text:style-name="a696" text:class-names="" text:cond-style-name=""><text:span text:style-name="a695" text:class-names="">Seçmə çeşidləmə sadə çeşidləmə alqoritmidir. Bu çeşidləmə alqoritmi yerində müqayisəyə əsaslanan alqoritmdir ki, burada siyahı iki hissəyə bölünür, çeşidlənmiş hissə sol sonunda və çeşidlənməmiş hissə sağ sonundadır. Əvvəlcə çeşidlənmiş hissə boşdur və çeşidlənməmiş hissə bütün siyahıdır.</text:span></text:p>
              </text:list-item>
            </text:list>
            <text:list text:style-name="a700">
              <text:list-item>
                <text:p text:style-name="a699" text:class-names="" text:cond-style-name=""><text:span text:style-name="a698" text:class-names=""/></text:p>
              </text:list-item>
            </text:list>
            <text:list text:style-name="a703">
              <text:list-item>
                <text:p text:style-name="a702" text:class-names="" text:cond-style-name=""><text:span text:style-name="a701" text:class-names="">Ən kiçik element çeşidlənməmiş massivdən seçilir və ən sol elementlə dəyişdirilir və həmin element çeşidlənmiş massivin bir hissəsinə çevrilir. Bu proses çeşidlənməmiş massiv sərhədini bir elementlə sağa köçürməyə davam edir.</text:span></text:p>
              </text:list-item>
            </text:list>
            <text:list text:style-name="a706">
              <text:list-item>
                <text:p text:style-name="a705" text:class-names="" text:cond-style-name=""><text:span text:style-name="a704" text:class-names=""/></text:p>
              </text:list-item>
            </text:list>
            <text:list text:style-name="a711">
              <text:list-item>
                <text:p text:style-name="a710" text:class-names="" text:cond-style-name=""><text:span text:style-name="a707" text:class-names="">Bu alqoritm böyük məlumat dəstləri üçün uyğun deyil, çünki onun orta və ən pis vəziyyət mürəkkəbliyi<text:s text:c="1"/></text:span><text:span text:style-name="a708" text:class-names="">Ο(</text:span><text:span text:style-name="a709" text:class-names="">n2), burada n elementlərin sayıdır.</text:span></text:p>
              </text:list-item>
            </text:list>
          </draw:text-box>
          <svg:title/>
          <svg:desc/>
        </draw:frame>
      </draw:page>
      <draw:page draw:name="Slide4" draw:style-name="a714" draw:master-page-name="Master1-Layout2-obj-Title-and-Content" presentation:presentation-page-layout-name="Master1-PPL2" draw:id="Slide-259">
        <draw:frame draw:id="id196" presentation:style-name="a717" draw:name="Title 1" svg:x="0.74401in" svg:y="0.82374in" svg:width="10.51385in" svg:height="1.18213in" presentation:class="title" presentation:placeholder="false">
          <draw:text-box>
            <text:p text:style-name="a716" text:class-names="" text:cond-style-name=""><text:span text:style-name="a715" text:class-names="">Buble sort</text:span></text:p>
          </draw:text-box>
          <svg:title/>
          <svg:desc/>
        </draw:frame>
        <draw:frame draw:id="id197" presentation:style-name="a735" draw:name="Content Placeholder 2" svg:x="0.74401in" svg:y="2.55564in" svg:width="10.51385in" svg:height="3.93626in" presentation:class="outline" presentation:placeholder="false">
          <draw:text-box>
            <text:list text:style-name="a720">
              <text:list-item>
                <text:p text:style-name="a719" text:class-names="" text:cond-style-name=""><text:span text:style-name="a718" text:class-names="">Bubble sort sadə çeşidləmə alqoritmidir.<text:s text:c="1"/></text:span></text:p>
              </text:list-item>
            </text:list>
            <text:list text:style-name="a723">
              <text:list-item>
                <text:p text:style-name="a722" text:class-names="" text:cond-style-name=""><text:span text:style-name="a721" text:class-names="">Bu çeşidləmə alqoritmi müqayisəyə əsaslanan alqoritmdir ki, burada hər bir qonşu element cütü müqayisə edilir və elementlər qaydasında deyilsə, dəyişdirilir.<text:s text:c="1"/></text:span></text:p>
              </text:list-item>
            </text:list>
            <text:list text:style-name="a726">
              <text:list-item>
                <text:p text:style-name="a725" text:class-names="" text:cond-style-name=""><text:span text:style-name="a724" text:class-names="">Bu alqoritm böyük məlumat dəstləri üçün uyğun deyil.</text:span></text:p>
              </text:list-item>
            </text:list>
            <text:list text:style-name="a731">
              <text:list-item>
                <text:p text:style-name="a730" text:class-names="" text:cond-style-name=""><text:span text:style-name="a727" text:class-names="">Best case O(n), average case and worst case<text:s text:c="1"/></text:span><text:span text:style-name="a728" text:class-names="">Ο(</text:span><text:span text:style-name="a729" text:class-names="">n2)-dir, burada n elementlərin sayıdır.</text:span></text:p>
              </text:list-item>
            </text:list>
            <text:list text:style-name="a734">
              <text:list-item>
                <text:p text:style-name="a733" text:class-names="" text:cond-style-name=""><text:span text:style-name="a732" text:class-names=""/></text:p>
              </text:list-item>
            </text:list>
          </draw:text-box>
          <svg:title/>
          <svg:desc/>
        </draw:frame>
      </draw:page>
      <draw:page draw:name="Slide5" draw:style-name="a737" draw:master-page-name="Master1-Layout2-obj-Title-and-Content" presentation:presentation-page-layout-name="Master1-PPL2" draw:id="Slide-260">
        <draw:frame draw:id="id198" presentation:style-name="a743" draw:name="Title 1" svg:x="0.74401in" svg:y="0.82374in" svg:width="10.51385in" svg:height="1.18213in" presentation:class="title" presentation:placeholder="false">
          <draw:text-box>
            <text:p text:style-name="a742" text:class-names="" text:cond-style-name=""><text:span text:style-name="a738" text:class-names="">Insertion</text:span><text:span text:style-name="a739" text:class-names=""><text:s text:c="1"/></text:span><text:span text:style-name="a740" text:class-names="">sor</text:span><text:span text:style-name="a741" text:class-names="">t</text:span></text:p>
          </draw:text-box>
          <svg:title/>
          <svg:desc/>
        </draw:frame>
        <draw:frame draw:id="id199" presentation:style-name="a865" draw:name="Content Placeholder 2" svg:x="0.74401in" svg:y="2.55564in" svg:width="10.51385in" svg:height="3.93626in" presentation:class="outline" presentation:placeholder="false">
          <draw:text-box>
            <text:list text:style-name="a805">
              <text:list-item>
                <text:p text:style-name="a804" text:class-names="" text:cond-style-name=""><text:span text:style-name="a744" text:class-names="">Daxiletmə</text:span><text:span text:style-name="a745" text:class-names=""><text:s text:c="1"/></text:span><text:span text:style-name="a746" text:class-names="">çeşidi</text:span><text:span text:style-name="a747" text:class-names=""><text:s text:c="1"/></text:span><text:span text:style-name="a748" text:class-names="">əlinizdə</text:span><text:span text:style-name="a749" text:class-names=""><text:s text:c="1"/></text:span><text:span text:style-name="a750" text:class-names="">oyun</text:span><text:span text:style-name="a751" text:class-names=""><text:s text:c="1"/></text:span><text:span text:style-name="a752" text:class-names="">kartlarını</text:span><text:span text:style-name="a753" text:class-names=""><text:s text:c="1"/></text:span><text:span text:style-name="a754" text:class-names="">çeşidlədiyiniz</text:span><text:span text:style-name="a755" text:class-names=""><text:s text:c="1"/></text:span><text:span text:style-name="a756" text:class-names="">üsula</text:span><text:span text:style-name="a757" text:class-names=""><text:s text:c="1"/></text:span><text:span text:style-name="a758" text:class-names="">bənzər</text:span><text:span text:style-name="a759" text:class-names=""><text:s text:c="1"/></text:span><text:span text:style-name="a760" text:class-names="">işləyən</text:span><text:span text:style-name="a761" text:class-names=""><text:s text:c="1"/></text:span><text:span text:style-name="a762" text:class-names="">sadə</text:span><text:span text:style-name="a763" text:class-names=""><text:s text:c="1"/></text:span><text:span text:style-name="a764" text:class-names="">çeşidləmə</text:span><text:span text:style-name="a765" text:class-names=""><text:s text:c="1"/></text:span><text:span text:style-name="a766" text:class-names="">alqoritmidir</text:span><text:span text:style-name="a767" text:class-names="">.<text:s text:c="1"/></text:span><text:span text:style-name="a768" text:class-names="">Massiv</text:span><text:span text:style-name="a769" text:class-names=""><text:s text:c="1"/></text:span><text:span text:style-name="a770" text:class-names="">faktiki</text:span><text:span text:style-name="a771" text:class-names=""><text:s text:c="1"/></text:span><text:span text:style-name="a772" text:class-names="">olaraq</text:span><text:span text:style-name="a773" text:class-names=""><text:s text:c="1"/></text:span><text:span text:style-name="a774" text:class-names="">çeşidlənmiş</text:span><text:span text:style-name="a775" text:class-names=""><text:s text:c="1"/></text:span><text:span text:style-name="a776" text:class-names="">və</text:span><text:span text:style-name="a777" text:class-names=""><text:s text:c="1"/></text:span><text:span text:style-name="a778" text:class-names="">çeşidlənməmiş</text:span><text:span text:style-name="a779" text:class-names=""><text:s text:c="1"/></text:span><text:span text:style-name="a780" text:class-names="">hissəyə</text:span><text:span text:style-name="a781" text:class-names=""><text:s text:c="1"/></text:span><text:span text:style-name="a782" text:class-names="">bölünür</text:span><text:span text:style-name="a783" text:class-names="">.<text:s text:c="1"/></text:span><text:span text:style-name="a784" text:class-names="">Çeşidlənməmiş</text:span><text:span text:style-name="a785" text:class-names=""><text:s text:c="1"/></text:span><text:span text:style-name="a786" text:class-names="">hissədən</text:span><text:span text:style-name="a787" text:class-names=""><text:s text:c="1"/></text:span><text:span text:style-name="a788" text:class-names="">dəyərlər</text:span><text:span text:style-name="a789" text:class-names=""><text:s text:c="1"/></text:span><text:span text:style-name="a790" text:class-names="">seçilir</text:span><text:span text:style-name="a791" text:class-names=""><text:s text:c="1"/></text:span><text:span text:style-name="a792" text:class-names="">və</text:span><text:span text:style-name="a793" text:class-names=""><text:s text:c="1"/></text:span><text:span text:style-name="a794" text:class-names="">çeşidlənmiş</text:span><text:span text:style-name="a795" text:class-names=""><text:s text:c="1"/></text:span><text:span text:style-name="a796" text:class-names="">hissədə</text:span><text:span text:style-name="a797" text:class-names=""><text:s text:c="1"/></text:span><text:span text:style-name="a798" text:class-names="">düzgün</text:span><text:span text:style-name="a799" text:class-names=""><text:s text:c="1"/></text:span><text:span text:style-name="a800" text:class-names="">mövqeyə</text:span><text:span text:style-name="a801" text:class-names=""><text:s text:c="1"/></text:span><text:span text:style-name="a802" text:class-names="">yerləşdirilir</text:span><text:span text:style-name="a803" text:class-names="">.</text:span></text:p>
              </text:list-item>
            </text:list>
            <text:list text:style-name="a811">
              <text:list-item>
                <text:p text:style-name="a810" text:class-names="" text:cond-style-name=""><text:span text:style-name="a806" text:class-names="">Worst<text:s text:c="1"/></text:span><text:span text:style-name="a807" text:class-names="">və average case</text:span><text:span text:style-name="a808" text:class-names="">:</text:span><text:span text:style-name="a809" text:class-names="">O(n^2)</text:span></text:p>
              </text:list-item>
            </text:list>
            <text:list text:style-name="a816">
              <text:list-item>
                <text:p text:style-name="a815" text:class-names="" text:cond-style-name=""><text:span text:style-name="a812" text:class-names="">Best</text:span><text:span text:style-name="a813" text:class-names=""><text:s text:c="1"/></text:span><text:span text:style-name="a814" text:class-names="">case:O(n)</text:span></text:p>
              </text:list-item>
            </text:list>
            <text:list text:style-name="a820">
              <text:list-item>
                <text:p text:style-name="a819" text:class-names="" text:cond-style-name=""><text:span text:style-name="a817" text:class-names="">Üstünlükləri</text:span><text:span text:style-name="a818" text:class-names="">:</text:span></text:p>
              </text:list-item>
            </text:list>
            <text:list text:style-name="a829">
              <text:list-item>
                <text:p text:style-name="a828" text:class-names="" text:cond-style-name=""><text:span text:style-name="a821" text:class-names="">Sadə</text:span><text:span text:style-name="a822" text:class-names=""><text:s text:c="1"/></text:span><text:span text:style-name="a823" text:class-names="">şəkildə</text:span><text:span text:style-name="a824" text:class-names=""><text:s text:c="1"/></text:span><text:span text:style-name="a825" text:class-names="">icra</text:span><text:span text:style-name="a826" text:class-names=""><text:s text:c="1"/>ounması</text:span><text:span text:style-name="a827" text:class-names=""/></text:p>
              </text:list-item>
            </text:list>
            <text:list text:style-name="a841">
              <text:list-item>
                <text:p text:style-name="a840" text:class-names="" text:cond-style-name=""><text:span text:style-name="a830" text:class-names="">Kiçik</text:span><text:span text:style-name="a831" text:class-names=""><text:s text:c="1"/></text:span><text:span text:style-name="a832" text:class-names="">məlumat</text:span><text:span text:style-name="a833" text:class-names=""><text:s text:c="1"/></text:span><text:span text:style-name="a834" text:class-names="">dəstləri</text:span><text:span text:style-name="a835" text:class-names=""><text:s text:c="1"/></text:span><text:span text:style-name="a836" text:class-names="">üçün</text:span><text:span text:style-name="a837" text:class-names=""><text:s text:c="1"/></text:span><text:span text:style-name="a838" text:class-names="">effektivdir</text:span><text:span text:style-name="a839" text:class-names=""/></text:p>
              </text:list-item>
            </text:list>
            <text:list text:style-name="a864">
              <text:list-item>
                <text:p text:style-name="a863" text:class-names="" text:cond-style-name=""><text:span text:style-name="a842" text:class-names="">Adaptiv</text:span><text:span text:style-name="a843" text:class-names="">,<text:s text:c="1"/></text:span><text:span text:style-name="a844" text:class-names="">yəni</text:span><text:span text:style-name="a845" text:class-names=""><text:s text:c="1"/></text:span><text:span text:style-name="a846" text:class-names="">artıq</text:span><text:span text:style-name="a847" text:class-names=""><text:s text:c="1"/></text:span><text:span text:style-name="a848" text:class-names="">əsaslı</text:span><text:span text:style-name="a849" text:class-names=""><text:s text:c="1"/></text:span><text:span text:style-name="a850" text:class-names="">şəkildə</text:span><text:span text:style-name="a851" text:class-names=""><text:s text:c="1"/></text:span><text:span text:style-name="a852" text:class-names="">çeşidlənmiş</text:span><text:span text:style-name="a853" text:class-names=""><text:s text:c="1"/></text:span><text:span text:style-name="a854" text:class-names="">məlumat</text:span><text:span text:style-name="a855" text:class-names=""><text:s text:c="1"/></text:span><text:span text:style-name="a856" text:class-names="">dəstləri</text:span><text:span text:style-name="a857" text:class-names=""><text:s text:c="1"/></text:span><text:span text:style-name="a858" text:class-names="">üçün</text:span><text:span text:style-name="a859" text:class-names=""><text:s text:c="1"/></text:span><text:span text:style-name="a860" text:class-names="">uyğundur</text:span><text:span text:style-name="a861" text:class-names="">.</text:span><text:span text:style-name="a862" text:class-names=""/></text:p>
              </text:list-item>
            </text:list>
          </draw:text-box>
          <svg:title/>
          <svg:desc/>
        </draw:frame>
      </draw:page>
      <draw:page draw:name="Slide6" draw:style-name="a867" draw:master-page-name="Master1-Layout2-obj-Title-and-Content" presentation:presentation-page-layout-name="Master1-PPL2" draw:id="Slide-261">
        <draw:frame draw:id="id200" presentation:style-name="a871" draw:name="Title 1" svg:x="0.74401in" svg:y="0.82374in" svg:width="10.51385in" svg:height="1.18213in" presentation:class="title" presentation:placeholder="false">
          <draw:text-box>
            <text:p text:style-name="a870" text:class-names="" text:cond-style-name=""><text:span text:style-name="a868" text:class-names="">Merge sort</text:span><text:span text:style-name="a869" text:class-names=""/></text:p>
          </draw:text-box>
          <svg:title/>
          <svg:desc/>
        </draw:frame>
        <draw:frame draw:id="id201" presentation:style-name="a1037" draw:name="Content Placeholder 2" svg:x="0.74401in" svg:y="2.55564in" svg:width="10.51385in" svg:height="3.93626in" presentation:class="outline" presentation:placeholder="false">
          <draw:text-box>
            <text:list text:style-name="a967">
              <text:list-item>
                <text:p text:style-name="a966" text:class-names="" text:cond-style-name=""><text:span text:style-name="a872" text:class-names="">QuickSort</text:span><text:span text:style-name="a873" text:class-names=""><text:s text:c="1"/></text:span><text:span text:style-name="a874" text:class-names="">kimi</text:span><text:span text:style-name="a875" text:class-names="">, Merge Sort da<text:s text:c="1"/></text:span><text:span text:style-name="a876" text:class-names="">Böl</text:span><text:span text:style-name="a877" text:class-names=""><text:s text:c="1"/></text:span><text:span text:style-name="a878" text:class-names="">və</text:span><text:span text:style-name="a879" text:class-names=""><text:s text:c="1"/></text:span><text:span text:style-name="a880" text:class-names="">Fəth</text:span><text:span text:style-name="a881" text:class-names=""><text:s text:c="1"/>et<text:s text:c="1"/></text:span><text:span text:style-name="a882" text:class-names="">alqoritmidir</text:span><text:span text:style-name="a883" text:class-names="">. O,<text:s text:c="1"/></text:span><text:span text:style-name="a884" text:class-names="">giriş</text:span><text:span text:style-name="a885" text:class-names=""><text:s text:c="1"/></text:span><text:span text:style-name="a886" text:class-names="">massivini</text:span><text:span text:style-name="a887" text:class-names=""><text:s text:c="1"/></text:span><text:span text:style-name="a888" text:class-names="">iki</text:span><text:span text:style-name="a889" text:class-names=""><text:s text:c="1"/></text:span><text:span text:style-name="a890" text:class-names="">yarıya</text:span><text:span text:style-name="a891" text:class-names=""><text:s text:c="1"/></text:span><text:span text:style-name="a892" text:class-names="">bölür</text:span><text:span text:style-name="a893" text:class-names="">,<text:s text:c="1"/></text:span><text:span text:style-name="a894" text:class-names="">özünü</text:span><text:span text:style-name="a895" text:class-names=""><text:s text:c="1"/></text:span><text:span text:style-name="a896" text:class-names="">iki</text:span><text:span text:style-name="a897" text:class-names=""><text:s text:c="1"/></text:span><text:span text:style-name="a898" text:class-names="">yarıya</text:span><text:span text:style-name="a899" text:class-names=""><text:s text:c="1"/></text:span><text:span text:style-name="a900" text:class-names="">çağırır</text:span><text:span text:style-name="a901" text:class-names=""><text:s text:c="1"/></text:span><text:span text:style-name="a902" text:class-names="">və</text:span><text:span text:style-name="a903" text:class-names=""><text:s text:c="1"/></text:span><text:span text:style-name="a904" text:class-names="">sonra</text:span><text:span text:style-name="a905" text:class-names=""><text:s text:c="1"/></text:span><text:span text:style-name="a906" text:class-names="">iki</text:span><text:span text:style-name="a907" text:class-names=""><text:s text:c="1"/></text:span><text:span text:style-name="a908" text:class-names="">çeşidlənmiş</text:span><text:span text:style-name="a909" text:class-names=""><text:s text:c="1"/></text:span><text:span text:style-name="a910" text:class-names="">yarını</text:span><text:span text:style-name="a911" text:class-names=""><text:s text:c="1"/></text:span><text:span text:style-name="a912" text:class-names="">birləşdirir</text:span><text:span text:style-name="a913" text:class-names="">. merge()<text:s text:c="1"/></text:span><text:span text:style-name="a914" text:class-names="">funksiyası</text:span><text:span text:style-name="a915" text:class-names=""><text:s text:c="1"/></text:span><text:span text:style-name="a916" text:class-names="">iki</text:span><text:span text:style-name="a917" text:class-names=""><text:s text:c="1"/></text:span><text:span text:style-name="a918" text:class-names="">yarını</text:span><text:span text:style-name="a919" text:class-names=""><text:s text:c="1"/></text:span><text:span text:style-name="a920" text:class-names="">birləşdirmək</text:span><text:span text:style-name="a921" text:class-names=""><text:s text:c="1"/></text:span><text:span text:style-name="a922" text:class-names="">üçün</text:span><text:span text:style-name="a923" text:class-names=""><text:s text:c="1"/></text:span><text:span text:style-name="a924" text:class-names="">istifadə</text:span><text:span text:style-name="a925" text:class-names=""><text:s text:c="1"/></text:span><text:span text:style-name="a926" text:class-names="">olunur</text:span><text:span text:style-name="a927" text:class-names="">.<text:s text:c="1"/></text:span><text:span text:style-name="a928" text:class-names="">Birləşmə</text:span><text:span text:style-name="a929" text:class-names="">(</text:span><text:span text:style-name="a930" text:class-names="">arr</text:span><text:span text:style-name="a931" text:class-names="">, l, m, r)<text:s text:c="1"/></text:span><text:span text:style-name="a932" text:class-names="">arr</text:span><text:span text:style-name="a933" text:class-names="">[</text:span><text:span text:style-name="a934" text:class-names="">l..m</text:span><text:span text:style-name="a935" text:class-names="">]<text:s text:c="1"/></text:span><text:span text:style-name="a936" text:class-names="">və</text:span><text:span text:style-name="a937" text:class-names=""><text:s text:c="1"/></text:span><text:span text:style-name="a938" text:class-names="">arr</text:span><text:span text:style-name="a939" text:class-names="">[m+1..r]-</text:span><text:span text:style-name="a940" text:class-names="">nin</text:span><text:span text:style-name="a941" text:class-names=""><text:s text:c="1"/></text:span><text:span text:style-name="a942" text:class-names="">çeşidləndiyini</text:span><text:span text:style-name="a943" text:class-names=""><text:s text:c="1"/></text:span><text:span text:style-name="a944" text:class-names="">güman</text:span><text:span text:style-name="a945" text:class-names=""><text:s text:c="1"/></text:span><text:span text:style-name="a946" text:class-names="">edən</text:span><text:span text:style-name="a947" text:class-names=""><text:s text:c="1"/></text:span><text:span text:style-name="a948" text:class-names="">və</text:span><text:span text:style-name="a949" text:class-names=""><text:s text:c="1"/></text:span><text:span text:style-name="a950" text:class-names="">iki</text:span><text:span text:style-name="a951" text:class-names=""><text:s text:c="1"/></text:span><text:span text:style-name="a952" text:class-names="">çeşidlənmiş</text:span><text:span text:style-name="a953" text:class-names=""><text:s text:c="1"/>alt<text:s text:c="1"/></text:span><text:span text:style-name="a954" text:class-names="">massivi</text:span><text:span text:style-name="a955" text:class-names=""><text:s text:c="1"/></text:span><text:span text:style-name="a956" text:class-names="">bir</text:span><text:span text:style-name="a957" text:class-names=""><text:s text:c="1"/></text:span><text:span text:style-name="a958" text:class-names="">yerə</text:span><text:span text:style-name="a959" text:class-names=""><text:s text:c="1"/></text:span><text:span text:style-name="a960" text:class-names="">birləşdirən</text:span><text:span text:style-name="a961" text:class-names=""><text:s text:c="1"/></text:span><text:span text:style-name="a962" text:class-names="">əsas</text:span><text:span text:style-name="a963" text:class-names=""><text:s text:c="1"/></text:span><text:span text:style-name="a964" text:class-names="">prosesdir</text:span><text:span text:style-name="a965" text:class-names=""/></text:p>
              </text:list-item>
            </text:list>
            <text:list text:style-name="a1031">
              <text:list-item>
                <text:p text:style-name="a1030" text:class-names="" text:cond-style-name=""><text:span text:style-name="a968" text:class-names="">Merge Sort-un<text:s text:c="1"/></text:span><text:span text:style-name="a969" text:class-names="">vaxt</text:span><text:span text:style-name="a970" text:class-names=""><text:s text:c="1"/></text:span><text:span text:style-name="a971" text:class-names="">mürəkkəbliyi</text:span><text:span text:style-name="a972" text:class-names=""><text:s text:c="1"/></text:span><text:span text:style-name="a973" text:class-names="">hər</text:span><text:span text:style-name="a974" text:class-names=""><text:s text:c="1"/>3<text:s text:c="1"/></text:span><text:span text:style-name="a975" text:class-names="">halda</text:span><text:span text:style-name="a976" text:class-names=""><text:s text:c="1"/>(</text:span><text:span text:style-name="a977" text:class-names="">ən</text:span><text:span text:style-name="a978" text:class-names=""><text:s text:c="1"/></text:span><text:span text:style-name="a979" text:class-names="">pis</text:span><text:span text:style-name="a980" text:class-names="">,<text:s text:c="1"/></text:span><text:span text:style-name="a981" text:class-names="">orta</text:span><text:span text:style-name="a982" text:class-names=""><text:s text:c="1"/></text:span><text:span text:style-name="a983" text:class-names="">və</text:span><text:span text:style-name="a984" text:class-names=""><text:s text:c="1"/></text:span><text:span text:style-name="a985" text:class-names="">ən</text:span><text:span text:style-name="a986" text:class-names=""><text:s text:c="1"/></text:span><text:span text:style-name="a987" text:class-names="">yaxşı</text:span><text:span text:style-name="a988" text:class-names="">)<text:s text:c="1"/></text:span><text:span text:style-name="a989" text:class-names="">θ(</text:span><text:span text:style-name="a990" text:class-names="">nLogn</text:span><text:span text:style-name="a991" text:class-names="">)<text:s text:c="1"/></text:span><text:span text:style-name="a992" text:class-names="">təşkil</text:span><text:span text:style-name="a993" text:class-names=""><text:s text:c="1"/></text:span><text:span text:style-name="a994" text:class-names="">edir</text:span><text:span text:style-name="a995" text:class-names="">,<text:s text:c="1"/></text:span><text:span text:style-name="a996" text:class-names="">çünki</text:span><text:span text:style-name="a997" text:class-names=""><text:s text:c="1"/></text:span><text:span text:style-name="a998" text:class-names="">birləşmə</text:span><text:span text:style-name="a999" text:class-names=""><text:s text:c="1"/></text:span><text:span text:style-name="a1000" text:class-names="">çeşidi</text:span><text:span text:style-name="a1001" text:class-names=""><text:s text:c="1"/></text:span><text:span text:style-name="a1002" text:class-names="">həmişə</text:span><text:span text:style-name="a1003" text:class-names=""><text:s text:c="1"/></text:span><text:span text:style-name="a1004" text:class-names="">massivi</text:span><text:span text:style-name="a1005" text:class-names=""><text:s text:c="1"/></text:span><text:span text:style-name="a1006" text:class-names="">iki</text:span><text:span text:style-name="a1007" text:class-names=""><text:s text:c="1"/></text:span><text:span text:style-name="a1008" text:class-names="">yarıya</text:span><text:span text:style-name="a1009" text:class-names=""><text:s text:c="1"/></text:span><text:span text:style-name="a1010" text:class-names="">bölür</text:span><text:span text:style-name="a1011" text:class-names=""><text:s text:c="1"/></text:span><text:span text:style-name="a1012" text:class-names="">və</text:span><text:span text:style-name="a1013" text:class-names=""><text:s text:c="1"/></text:span><text:span text:style-name="a1014" text:class-names="">iki</text:span><text:span text:style-name="a1015" text:class-names=""><text:s text:c="1"/></text:span><text:span text:style-name="a1016" text:class-names="">yarını</text:span><text:span text:style-name="a1017" text:class-names=""><text:s text:c="1"/></text:span><text:span text:style-name="a1018" text:class-names="">birləşdirmək</text:span><text:span text:style-name="a1019" text:class-names=""><text:s text:c="1"/></text:span><text:span text:style-name="a1020" text:class-names="">üçün</text:span><text:span text:style-name="a1021" text:class-names=""><text:s text:c="1"/></text:span><text:span text:style-name="a1022" text:class-names="">xətti</text:span><text:span text:style-name="a1023" text:class-names=""><text:s text:c="1"/></text:span><text:span text:style-name="a1024" text:class-names="">vaxt</text:span><text:span text:style-name="a1025" text:class-names=""><text:s text:c="1"/></text:span><text:span text:style-name="a1026" text:class-names="">tələb</text:span><text:span text:style-name="a1027" text:class-names=""><text:s text:c="1"/></text:span><text:span text:style-name="a1028" text:class-names="">edir</text:span><text:span text:style-name="a1029" text:class-names="">.</text:span></text:p>
              </text:list-item>
            </text:list>
            <text:list text:style-name="a1036">
              <text:list-item>
                <text:p text:style-name="a1035" text:class-names="" text:cond-style-name=""><text:span text:style-name="a1032" text:class-names="">Çox elementi olan arraylərə sərfəlidir</text:span><text:span text:style-name="a1033" text:class-names="">.</text:span><text:span text:style-name="a1034" text:class-names=""/></text:p>
              </text:list-item>
            </text:list>
          </draw:text-box>
          <svg:title/>
          <svg:desc/>
        </draw:frame>
      </draw:page>
      <draw:page draw:name="Slide7" draw:style-name="a1039" draw:master-page-name="Master1-Layout2-obj-Title-and-Content" presentation:presentation-page-layout-name="Master1-PPL2" draw:id="Slide-262">
        <draw:frame draw:id="id202" presentation:style-name="a1043" draw:name="Title 1" svg:x="0.74401in" svg:y="0.82374in" svg:width="10.51385in" svg:height="1.18213in" presentation:class="title" presentation:placeholder="false">
          <draw:text-box>
            <text:p text:style-name="a1042" text:class-names="" text:cond-style-name=""><text:span text:style-name="a1040" text:class-names="">Quick sort</text:span><text:span text:style-name="a1041" text:class-names=""/></text:p>
          </draw:text-box>
          <svg:title/>
          <svg:desc/>
        </draw:frame>
        <draw:frame draw:id="id203" presentation:style-name="a1128" draw:name="Content Placeholder 2" svg:x="0.74401in" svg:y="2.45939in" svg:width="11.5in" svg:height="5.02498in" presentation:class="outline" presentation:placeholder="false">
          <draw:text-box>
            <text:list text:style-name="a1096">
              <text:list-item>
                <text:p text:style-name="a1095" text:class-names="" text:cond-style-name=""><text:span text:style-name="a1044" text:class-names="">Merge Sort<text:s text:c="1"/></text:span><text:span text:style-name="a1045" text:class-names="">kimi</text:span><text:span text:style-name="a1046" text:class-names="">,<text:s text:c="1"/></text:span><text:span text:style-name="a1047" text:class-names="">QuickSort</text:span><text:span text:style-name="a1048" text:class-names=""><text:s text:c="1"/>da<text:s text:c="1"/></text:span><text:span text:style-name="a1049" text:class-names="">Böl</text:span><text:span text:style-name="a1050" text:class-names=""><text:s text:c="1"/></text:span><text:span text:style-name="a1051" text:class-names="">və</text:span><text:span text:style-name="a1052" text:class-names=""><text:s text:c="1"/></text:span><text:span text:style-name="a1053" text:class-names="">Fəth</text:span><text:span text:style-name="a1054" text:class-names=""><text:s text:c="1"/>et<text:s text:c="1"/></text:span><text:span text:style-name="a1055" text:class-names="">alqoritmidir</text:span><text:span text:style-name="a1056" text:class-names="">. O,<text:s text:c="1"/></text:span><text:span text:style-name="a1057" text:class-names="">elementi</text:span><text:span text:style-name="a1058" text:class-names=""><text:s text:c="1"/>pivot<text:s text:c="1"/></text:span><text:span text:style-name="a1059" text:class-names="">kimi</text:span><text:span text:style-name="a1060" text:class-names=""><text:s text:c="1"/></text:span><text:span text:style-name="a1061" text:class-names="">seçir</text:span><text:span text:style-name="a1062" text:class-names=""><text:s text:c="1"/></text:span><text:span text:style-name="a1063" text:class-names="">və</text:span><text:span text:style-name="a1064" text:class-names=""><text:s text:c="1"/></text:span><text:span text:style-name="a1065" text:class-names="">verilmiş</text:span><text:span text:style-name="a1066" text:class-names=""><text:s text:c="1"/></text:span><text:span text:style-name="a1067" text:class-names="">massivi</text:span><text:span text:style-name="a1068" text:class-names=""><text:s text:c="1"/></text:span><text:span text:style-name="a1069" text:class-names="">seçilmiş</text:span><text:span text:style-name="a1070" text:class-names=""><text:s text:c="1"/></text:span><text:span text:style-name="a1071" text:class-names="">pivotun</text:span><text:span text:style-name="a1072" text:class-names=""><text:s text:c="1"/></text:span><text:span text:style-name="a1073" text:class-names="">ətrafında</text:span><text:span text:style-name="a1074" text:class-names=""><text:s text:c="1"/></text:span><text:span text:style-name="a1075" text:class-names="">bölür</text:span><text:span text:style-name="a1076" text:class-names="">.<text:s text:c="1"/></text:span><text:span text:style-name="a1077" text:class-names="">QuickSort</text:span><text:span text:style-name="a1078" text:class-names="">-un<text:s text:c="1"/></text:span><text:span text:style-name="a1079" text:class-names="">müxtəlif</text:span><text:span text:style-name="a1080" text:class-names=""><text:s text:c="1"/></text:span><text:span text:style-name="a1081" text:class-names="">yollarla</text:span><text:span text:style-name="a1082" text:class-names=""><text:s text:c="1"/></text:span><text:span text:style-name="a1083" text:class-names="">pivotu</text:span><text:span text:style-name="a1084" text:class-names=""><text:s text:c="1"/></text:span><text:span text:style-name="a1085" text:class-names="">seçən</text:span><text:span text:style-name="a1086" text:class-names=""><text:s text:c="1"/></text:span><text:span text:style-name="a1087" text:class-names="">bir</text:span><text:span text:style-name="a1088" text:class-names=""><text:s text:c="1"/></text:span><text:span text:style-name="a1089" text:class-names="">çox</text:span><text:span text:style-name="a1090" text:class-names=""><text:s text:c="1"/></text:span><text:span text:style-name="a1091" text:class-names="">müxtəlif</text:span><text:span text:style-name="a1092" text:class-names=""><text:s text:c="1"/></text:span><text:span text:style-name="a1093" text:class-names="">versiyaları</text:span><text:span text:style-name="a1094" text:class-names=""><text:s text:c="1"/>var.</text:span></text:p>
              </text:list-item>
            </text:list>
            <text:list text:style-name="a1104">
              <text:list-item>
                <text:p text:style-name="a1103" text:class-names="" text:cond-style-name=""><text:span text:style-name="a1097" text:class-names="">Best Case Complexity -</text:span><text:span text:style-name="a1098" text:class-names=""> </text:span><text:span text:style-name="a1099" text:class-names="">O(n*</text:span><text:span text:style-name="a1100" text:class-names="">logn</text:span><text:span text:style-name="a1101" text:class-names="">)</text:span><text:span text:style-name="a1102" text:class-names="">.</text:span></text:p>
              </text:list-item>
            </text:list>
            <text:list text:style-name="a1112">
              <text:list-item>
                <text:p text:style-name="a1111" text:class-names="" text:cond-style-name=""><text:span text:style-name="a1105" text:class-names="">Average Case Complexity -</text:span><text:span text:style-name="a1106" text:class-names=""> </text:span><text:span text:style-name="a1107" text:class-names="">O(n*</text:span><text:span text:style-name="a1108" text:class-names="">logn</text:span><text:span text:style-name="a1109" text:class-names="">)</text:span><text:span text:style-name="a1110" text:class-names="">.</text:span></text:p>
              </text:list-item>
            </text:list>
            <text:list text:style-name="a1118">
              <text:list-item>
                <text:p text:style-name="a1117" text:class-names="" text:cond-style-name=""><text:span text:style-name="a1113" text:class-names="">Worst Case Complexity - O(n</text:span><text:span text:style-name="a1114" text:class-names="">2</text:span><text:span text:style-name="a1115" text:class-names="">)</text:span><text:span text:style-name="a1116" text:class-names="">.</text:span></text:p>
              </text:list-item>
            </text:list>
            <text:list text:style-name="a1122">
              <text:list-item>
                <text:p text:style-name="a1121" text:class-names="" text:cond-style-name=""><text:span text:style-name="a1119" text:class-names="">Çox elementi olan arraylərə sərfəlidir</text:span><text:span text:style-name="a1120" text:class-names="">.</text:span></text:p>
              </text:list-item>
            </text:list>
            <text:list text:style-name="a1127">
              <text:list-item>
                <text:p text:style-name="a1126" text:class-names="" text:cond-style-name=""><text:span text:style-name="a1123" text:class-names="">Daha sürətli alqoritmdir</text:span><text:span text:style-name="a1124" text:class-names="">.</text:span><text:span text:style-name="a1125"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74401in" svg:y="2.98962in" svg:width="8.90653in" svg:height="1.50161in"/>
      <presentation:placeholder presentation:object="subtitle" svg:x="0.74401in" svg:y="4.80538in" svg:width="8.90653in" svg:height="1.22232in"/>
      <presentation:placeholder presentation:object="date-time" svg:x="8.25785in" svg:y="6.49189in" svg:width="3in" svg:height="0.39931in"/>
      <presentation:placeholder presentation:object="footer" svg:x="0.74401in" svg:y="6.49189in" svg:width="7.51385in" svg:height="0.39931in"/>
      <presentation:placeholder presentation:object="page-number" svg:x="10.12177in" svg:y="3.00781in" svg:width="1.28159in" svg:height="1.48342in"/>
    </style:presentation-page-layout>
    <style:presentation-page-layout style:name="Master1-PPL2" style:display-name="Title and Content">
      <presentation:placeholder presentation:object="title" svg:x="0.74401in" svg:y="0.82374in" svg:width="10.51385in" svg:height="1.18213in"/>
      <presentation:placeholder presentation:object="object" svg:x="0.74401in" svg:y="2.55564in" svg:width="10.51385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3" style:display-name="Section Header">
      <presentation:placeholder presentation:object="title" svg:x="0.74401in" svg:y="3.13856in" svg:width="10.51385in" svg:height="1.1929in"/>
      <presentation:placeholder presentation:object="outline" svg:x="0.74401in" svg:y="4.62836in" svg:width="10.51385in" svg:height="1.86354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3.13856in" svg:width="1.26219in" svg:height="1.1929in"/>
    </style:presentation-page-layout>
    <style:presentation-page-layout style:name="Master1-PPL4" style:display-name="Two Content">
      <presentation:placeholder presentation:object="title" svg:x="0.74401in" svg:y="0.82374in" svg:width="10.51385in" svg:height="1.18213in"/>
      <presentation:placeholder presentation:object="object" svg:x="0.74401in" svg:y="2.55564in" svg:width="5.13819in" svg:height="3.93626in"/>
      <presentation:placeholder presentation:object="object" svg:x="6.11781in" svg:y="2.55564in" svg:width="5.14005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5" style:display-name="Comparison">
      <presentation:placeholder presentation:object="title" svg:x="0.74401in" svg:y="0.82374in" svg:width="10.51385in" svg:height="1.18213in"/>
      <presentation:placeholder presentation:object="outline" svg:x="0.9912in" svg:y="2.55564in" svg:width="4.891in" svg:height="0.75802in"/>
      <presentation:placeholder presentation:object="object" svg:x="0.74401in" svg:y="3.31366in" svg:width="5.13818in" svg:height="3.17824in"/>
      <presentation:placeholder presentation:object="outline" svg:x="6.365in" svg:y="2.55564in" svg:width="4.89286in" svg:height="0.75686in"/>
      <presentation:placeholder presentation:object="object" svg:x="6.11781in" svg:y="3.31366in" svg:width="5.14005in" svg:height="3.17824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6" style:display-name="Title Only">
      <presentation:placeholder presentation:object="title" svg:x="0.74401in" svg:y="0.82374in" svg:width="10.51385in" svg:height="1.18213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7" style:display-name="Blank">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8" style:display-name="Content with Caption">
      <presentation:placeholder presentation:object="title" svg:x="0.74401in" svg:y="0.82374in" svg:width="10.51384in" svg:height="1.18213in"/>
      <presentation:placeholder presentation:object="object" svg:x="5.1245in" svg:y="2.55564in" svg:width="6.13335in" svg:height="3.93626in"/>
      <presentation:placeholder presentation:object="outline" svg:x="0.74401in" svg:y="2.55563in" svg:width="4.14488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9" style:display-name="Picture with Caption">
      <presentation:placeholder presentation:object="title" svg:x="0.74401in" svg:y="0.82374in" svg:width="10.51384in" svg:height="1.18213in"/>
      <presentation:placeholder presentation:object="graphic" svg:x="5.32407in" svg:y="2.55564in" svg:width="5.93378in" svg:height="3.93626in"/>
      <presentation:placeholder presentation:object="outline" svg:x="0.74401in" svg:y="2.55564in" svg:width="4.23913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10" style:display-name="Panoramic Picture with Caption">
      <presentation:placeholder presentation:object="title" svg:x="0.74401in" svg:y="5.15269in" svg:width="10.51384in" svg:height="0.49546in"/>
      <presentation:placeholder presentation:object="graphic" svg:x="0.74401in" svg:y="0.66666in" svg:width="10.51384in" svg:height="3.92561in"/>
      <presentation:placeholder presentation:object="outline" svg:x="0.74401in" svg:y="5.65352in" svg:width="10.51385in" svg:height="0.68129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5.15235in" svg:width="1.26219in" svg:height="1.1929in"/>
    </style:presentation-page-layout>
    <style:presentation-page-layout style:name="Master1-PPL11" style:display-name="Title and Caption">
      <presentation:placeholder presentation:object="title" svg:x="0.74401in" svg:y="0.66666in" svg:width="10.51384in" svg:height="3.92908in"/>
      <presentation:placeholder presentation:object="outline" svg:x="0.74401in" svg:y="5.15268in" svg:width="10.51384in" svg:height="1.1929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5.15268in" svg:width="1.26219in" svg:height="1.1929in"/>
    </style:presentation-page-layout>
    <style:presentation-page-layout style:name="Master1-PPL12" style:display-name="Quote with Caption">
      <presentation:placeholder presentation:object="title" svg:x="1.23344in" svg:y="0.66666in" svg:width="9.53508in" svg:height="3.32028in"/>
      <presentation:placeholder presentation:object="outline" svg:x="1.53356in" svg:y="3.99538in" svg:width="8.92014in" svg:height="0.60036in"/>
      <presentation:placeholder presentation:object="outline" svg:x="0.74401in" svg:y="5.15268in" svg:width="10.51384in" svg:height="1.1929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5.15084in" svg:width="1.26219in" svg:height="1.1929in"/>
    </style:presentation-page-layout>
    <style:presentation-page-layout style:name="Master1-PPL13" style:display-name="Name Card">
      <presentation:placeholder presentation:object="title" svg:x="0.74401in" svg:y="5.15268in" svg:width="10.51385in" svg:height="0.64363in"/>
      <presentation:placeholder presentation:object="outline" svg:x="0.74401in" svg:y="5.79631in" svg:width="10.51385in" svg:height="0.54927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5.15084in" svg:width="1.26219in" svg:height="1.1929in"/>
    </style:presentation-page-layout>
    <style:presentation-page-layout style:name="Master1-PPL14" style:display-name="3 Column">
      <presentation:placeholder presentation:object="title" svg:x="0.73187in" svg:y="0.82374in" svg:width="10.52598in" svg:height="1.18213in"/>
      <presentation:placeholder presentation:object="outline" svg:x="0.72282in" svg:y="2.55564in" svg:width="3.35743in" svg:height="0.63021in"/>
      <presentation:placeholder presentation:object="outline" svg:x="0.74401in" svg:y="3.30564in" svg:width="3.33519in" svg:height="3.18626in"/>
      <presentation:placeholder presentation:object="outline" svg:x="4.32636in" svg:y="2.55564in" svg:width="3.35in" svg:height="0.63021in"/>
      <presentation:placeholder presentation:object="outline" svg:x="4.31482in" svg:y="3.30564in" svg:width="3.35in" svg:height="3.18626in"/>
      <presentation:placeholder presentation:object="outline" svg:x="7.90043in" svg:y="2.55564in" svg:width="3.35742in" svg:height="0.63021in"/>
      <presentation:placeholder presentation:object="outline" svg:x="7.90043in" svg:y="3.30564in" svg:width="3.35742in" svg:height="3.18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15" style:display-name="3 Picture Column">
      <presentation:placeholder presentation:object="title" svg:x="0.74401in" svg:y="0.82374in" svg:width="10.51385in" svg:height="1.18213in"/>
      <presentation:placeholder presentation:object="outline" svg:x="0.744in" svg:y="4.69981in" svg:width="3.3352in" svg:height="0.63021in"/>
      <presentation:placeholder presentation:object="graphic" svg:x="0.744in" svg:y="2.55564in" svg:width="3.3352in" svg:height="1.66667in"/>
      <presentation:placeholder presentation:object="outline" svg:x="0.744in" svg:y="5.33001in" svg:width="3.3352in" svg:height="1.16188in"/>
      <presentation:placeholder presentation:object="outline" svg:x="4.31482in" svg:y="4.69981in" svg:width="3.35in" svg:height="0.63021in"/>
      <presentation:placeholder presentation:object="graphic" svg:x="4.31482in" svg:y="2.55564in" svg:width="3.35in" svg:height="1.66667in"/>
      <presentation:placeholder presentation:object="outline" svg:x="4.31334in" svg:y="5.33001in" svg:width="3.35444in" svg:height="1.16188in"/>
      <presentation:placeholder presentation:object="outline" svg:x="7.90757in" svg:y="4.69981in" svg:width="3.35029in" svg:height="0.63021in"/>
      <presentation:placeholder presentation:object="graphic" svg:x="7.90756in" svg:y="2.55564in" svg:width="3.35029in" svg:height="1.66667in"/>
      <presentation:placeholder presentation:object="outline" svg:x="7.90743in" svg:y="5.33001in" svg:width="3.35473in" svg:height="1.16188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16" style:display-name="Title and Vertical Text">
      <presentation:placeholder presentation:object="title" svg:x="0.74401in" svg:y="0.82374in" svg:width="10.51385in" svg:height="1.18213in"/>
      <presentation:placeholder presentation:object="outline" svg:x="0.74401in" svg:y="2.55564in" svg:width="10.51385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17" style:display-name="Vertical Title and Text">
      <presentation:placeholder presentation:object="title" svg:x="11.07746in" svg:y="0.66666in" svg:width="1.17432in" svg:height="4.76133in"/>
      <presentation:placeholder presentation:object="outline" svg:x="0.74401in" svg:y="0.66666in" svg:width="9.70035in" svg:height="5.82523in"/>
      <presentation:placeholder presentation:object="date-time" svg:x="7.44436in" svg:y="6.49189in" svg:width="3in" svg:height="0.39931in"/>
      <presentation:placeholder presentation:object="footer" svg:x="0.74401in" svg:y="6.49189in" svg:width="6.70036in" svg:height="0.39931in"/>
      <presentation:placeholder presentation:object="page-number" svg:x="11.04281in" svg:y="5.90402in" svg:width="1.26219in" svg:height="1.1929in"/>
    </style:presentation-page-layout>
    <style:style style:family="graphic" style:name="Graphics"/>
    <style:default-style style:family="graphic">
      <style:graphic-properties draw:fill="solid" draw:fill-color="#f09415" draw:opacity="100%" draw:stroke="solid" svg:stroke-width="0.01389in" svg:stroke-color="#b06b0c" svg:stroke-opacity="100%" svg:stroke-linecap="butt"/>
    </style:default-style>
    <draw:gradient draw:name="a866" draw:style="linear" draw:angle="480" draw:start-color="#f78925" draw:end-color="#d54209" draw:start-intensity="100%" draw:end-intensity="100%"/>
    <draw:gradient draw:name="a635" draw:style="linear" draw:angle="480" draw:start-color="#f78925" draw:end-color="#d54209" draw:start-intensity="100%" draw:end-intensity="100%"/>
    <draw:gradient draw:name="a103" draw:style="linear" draw:angle="480" draw:start-color="#f78925" draw:end-color="#d54209" draw:start-intensity="100%" draw:end-intensity="100%"/>
    <draw:gradient draw:name="a673" draw:style="linear" draw:angle="480" draw:start-color="#f78925" draw:end-color="#d54209" draw:start-intensity="100%" draw:end-intensity="100%"/>
    <draw:gradient draw:name="a336" draw:style="linear" draw:angle="480" draw:start-color="#f78925" draw:end-color="#d54209" draw:start-intensity="100%" draw:end-intensity="100%"/>
    <draw:gradient draw:name="a63" draw:style="linear" draw:angle="480" draw:start-color="#f78925" draw:end-color="#d54209" draw:start-intensity="100%" draw:end-intensity="100%"/>
    <draw:gradient draw:name="a252" draw:style="linear" draw:angle="480" draw:start-color="#f78925" draw:end-color="#d54209" draw:start-intensity="100%" draw:end-intensity="100%"/>
    <draw:gradient draw:name="a292" draw:style="linear" draw:angle="480" draw:start-color="#f78925" draw:end-color="#d54209" draw:start-intensity="100%" draw:end-intensity="100%"/>
    <draw:gradient draw:name="a187" draw:style="linear" draw:angle="480" draw:start-color="#f78925" draw:end-color="#d54209" draw:start-intensity="100%" draw:end-intensity="100%"/>
    <draw:gradient draw:name="a130" draw:style="linear" draw:angle="480" draw:start-color="#f78925" draw:end-color="#d54209" draw:start-intensity="100%" draw:end-intensity="100%"/>
    <draw:gradient draw:name="a595" draw:style="linear" draw:angle="480" draw:start-color="#f78925" draw:end-color="#d54209" draw:start-intensity="100%" draw:end-intensity="100%"/>
    <draw:gradient draw:name="a489" draw:style="linear" draw:angle="480" draw:start-color="#f78925" draw:end-color="#d54209" draw:start-intensity="100%" draw:end-intensity="100%"/>
    <draw:gradient draw:name="a736" draw:style="linear" draw:angle="480" draw:start-color="#f78925" draw:end-color="#d54209" draw:start-intensity="100%" draw:end-intensity="100%"/>
    <draw:gradient draw:name="a367" draw:style="linear" draw:angle="480" draw:start-color="#f78925" draw:end-color="#d54209" draw:start-intensity="100%" draw:end-intensity="100%"/>
    <draw:gradient draw:name="a0" draw:style="linear" draw:angle="480" draw:start-color="#f78925" draw:end-color="#d54209" draw:start-intensity="100%" draw:end-intensity="100%"/>
    <draw:gradient draw:name="a690" draw:style="linear" draw:angle="480" draw:start-color="#f78925" draw:end-color="#d54209" draw:start-intensity="100%" draw:end-intensity="100%"/>
    <draw:gradient draw:name="a1038" draw:style="linear" draw:angle="480" draw:start-color="#f78925" draw:end-color="#d54209" draw:start-intensity="100%" draw:end-intensity="100%"/>
    <draw:gradient draw:name="a425" draw:style="linear" draw:angle="480" draw:start-color="#f78925" draw:end-color="#d54209" draw:start-intensity="100%" draw:end-intensity="100%"/>
    <draw:gradient draw:name="a462" draw:style="linear" draw:angle="480" draw:start-color="#f78925" draw:end-color="#d54209" draw:start-intensity="100%" draw:end-intensity="100%"/>
    <draw:gradient draw:name="a398" draw:style="linear" draw:angle="480" draw:start-color="#f78925" draw:end-color="#d54209" draw:start-intensity="100%" draw:end-intensity="100%"/>
    <draw:gradient draw:name="a536" draw:style="linear" draw:angle="480" draw:start-color="#f78925" draw:end-color="#d54209" draw:start-intensity="100%" draw:end-intensity="100%"/>
    <draw:gradient draw:name="a713" draw:style="linear" draw:angle="480" draw:start-color="#f78925" draw:end-color="#d54209" draw:start-intensity="100%" draw:end-intensity="100%"/>
    <draw:gradient draw:name="a275" draw:style="linear" draw:angle="480" draw:start-color="#f78925" draw:end-color="#d54209" draw:start-intensity="100%" draw:end-intensity="100%"/>
    <draw:gradient draw:name="a36" draw:style="linear" draw:angle="480" draw:start-color="#f78925" draw:end-color="#d54209"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6">
      <style:drawing-page-properties draw:fill="gradient" draw:fill-gradient-name="a63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parent-style-name="Graphics">
      <style:graphic-properties draw:fill="none" draw:stroke="none" draw:image-opacity="10%"/>
    </style:style>
    <style:style style:family="graphic" style:name="a638">
      <style:graphic-properties draw:fill="solid" draw:fill-color="#262626" draw:opacity="100%" draw:stroke="none"/>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9">
      <style:graphic-properties draw:fill="solid" draw:fill-color="#f09415" draw:opacity="100%" draw:stroke="none"/>
    </style:style>
    <style:style style:family="paragraph" style:name="a3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6">
      <style:drawing-page-properties draw:fill="gradient" draw:fill-gradient-name="a42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parent-style-name="Graphics">
      <style:graphic-properties draw:fill="none" draw:stroke="none" draw:image-opacity="10%"/>
    </style:style>
    <style:style style:family="paragraph" style:name="a8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parent-style-name="Graphics">
      <style:graphic-properties draw:fill="none" draw:stroke="non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9" style:parent-style-name="Graphics">
      <style:graphic-properties draw:fill="none" draw:stroke="none"/>
    </style:style>
    <style:style style:family="paragraph" style:name="a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
      <style:drawing-page-properties draw:fill="gradient" draw:fill-gradient-name="a10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5" style:parent-style-name="Graphics">
      <style:graphic-properties draw:fill="none" draw:stroke="none" draw:image-opacity="10%"/>
    </style:style>
    <style:style style:family="graphic" style:name="a106" style:parent-style-name="Graphics">
      <style:graphic-properties draw:fill="none" draw:stroke="none"/>
    </style:style>
    <style:style style:family="drawing-page" style:name="a537">
      <style:drawing-page-properties draw:fill="gradient" draw:fill-gradient-name="a53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7" style:parent-style-name="Graphics">
      <style:graphic-properties draw:fill="none" draw:stroke="non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8" style:parent-style-name="Graphics">
      <style:graphic-properties draw:fill="none" draw:stroke="none" draw:image-opacity="10%"/>
    </style:style>
    <style:style style:family="graphic" style:name="a108">
      <style:graphic-properties draw:fill="solid" draw:fill-color="#262626" draw:opacity="100%" draw:stroke="non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9" style:parent-style-name="Graphics">
      <style:graphic-properties draw:fill="none" draw:stroke="none"/>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draw:fill="solid" draw:fill-color="#f09415" draw:opacity="100%" draw:stroke="none"/>
    </style:style>
    <style:style style:family="paragraph" style:name="a2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0">
      <style:graphic-properties draw:fill="solid" draw:fill-color="#262626" draw:opacity="100%" draw:stroke="non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1">
      <style:graphic-properties draw:fill="solid" draw:fill-color="#f09415" draw:opacity="100%" draw:stroke="non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parent-style-name="Graphics">
      <style:graphic-properties draw:fill="none" draw:stroke="non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1">
      <style:graphic-properties draw:fill="solid" draw:fill-color="#262626" draw:opacity="100%" draw:stroke="non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2">
      <style:graphic-properties draw:fill="solid" draw:fill-color="#f09415" draw:opacity="100%" draw:stroke="non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37">
      <style:drawing-page-properties draw:fill="gradient" draw:fill-gradient-name="a33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38" style:parent-style-name="Graphics">
      <style:graphic-properties draw:fill="none" draw:stroke="none" draw:image-opacity="10%"/>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9" style:parent-style-name="Graphics">
      <style:graphic-properties draw:fill="none" draw:stroke="none"/>
    </style:style>
    <style:style style:family="paragraph" style:name="a4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1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5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0" style:parent-style-name="Graphics">
      <style:graphic-properties draw:fill="none" draw:stroke="non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1">
      <style:graphic-properties draw:fill="solid" draw:fill-color="#262626" draw:opacity="100%" draw:stroke="non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42">
      <style:graphic-properties draw:fill="solid" draw:fill-color="#f09415" draw:opacity="100%" draw:stroke="none"/>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6">
      <style:text-properties fo:text-transform="uppercase" fo:color="#ffffff" style:text-line-through-type="none" style:text-line-through-style="none" style:text-line-through-width="auto" style:text-line-through-color="font-color" style:text-position="0% 100%" fo:font-family="Trebuchet MS"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text-transform="uppercase" fo:color="#ffffff" style:text-line-through-type="none" style:text-line-through-style="none" style:text-line-through-width="auto" style:text-line-through-color="font-color" style:text-position="0% 100%" fo:font-family="Trebuchet MS"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gradient" draw:fill-gradient-name="a13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32" style:parent-style-name="Graphics">
      <style:graphic-properties draw:fill="none" draw:stroke="none" draw:image-opacity="10%"/>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 style:parent-style-name="Graphics">
      <style:graphic-properties draw:fill="none" draw:stroke="non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 style:parent-style-name="Graphics">
      <style:graphic-properties draw:fill="none" draw:stroke="none"/>
    </style:style>
    <style:style style:family="paragraph" style:name="a5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draw:fill="solid" draw:fill-color="#262626" draw:opacity="100%" draw:stroke="none"/>
    </style:style>
    <style:style style:family="presentation" style:name="a56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graphic" style:name="a136">
      <style:graphic-properties draw:fill="solid" draw:fill-color="#f09415" draw:opacity="100%" draw:stroke="non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0">
      <style:graphic-properties fo:wrap-option="wrap" fo:padding-top="0.05in" fo:padding-bottom="0.05in" fo:padding-left="0.1in" fo:padding-right="0.1in" draw:textarea-vertical-align="top" draw:textarea-horizontal-align="left" draw:fill="none" draw:stroke="none" draw:shadow="visible" draw:shadow-offset-x="0.00726in" draw:shadow-offset-y="0.06906in" draw:shadow-color="#000000" draw:shadow-opacity="41%" draw:auto-grow-width="false" draw:auto-grow-height="false" style:shrink-to-fit="true"/>
      <style:paragraph-properties style:font-independent-line-spacing="true" style:writing-mode="lr-tb"/>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63">
      <style:drawing-page-properties draw:fill="gradient" draw:fill-gradient-name="a46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64" style:parent-style-name="Graphics">
      <style:graphic-properties draw:fill="none" draw:stroke="none" draw:image-opacity="10%"/>
    </style:style>
    <style:style style:family="graphic" style:name="a465" style:parent-style-name="Graphics">
      <style:graphic-properties draw:fill="none" draw:stroke="none"/>
    </style:style>
    <style:style style:family="graphic" style:name="a466" style:parent-style-name="Graphics">
      <style:graphic-properties draw:fill="none" draw:stroke="none"/>
    </style:style>
    <style:style style:family="graphic" style:name="a467">
      <style:graphic-properties draw:fill="solid" draw:fill-color="#262626" draw:opacity="100%" draw:stroke="none"/>
    </style:style>
    <style:style style:family="graphic" style:name="a468">
      <style:graphic-properties draw:fill="solid" draw:fill-color="#f09415" draw:opacity="100%" draw:stroke="non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2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3">
      <style:drawing-page-properties draw:fill="gradient" draw:fill-gradient-name="a25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4" style:parent-style-name="Graphics">
      <style:graphic-properties draw:fill="none" draw:stroke="none" draw:image-opacity="10%"/>
    </style:style>
    <style:style style:family="graphic" style:name="a255" style:parent-style-name="Graphics">
      <style:graphic-properties draw:fill="none" draw:stroke="none"/>
    </style:style>
    <style:style style:family="graphic" style:name="a256" style:parent-style-name="Graphics">
      <style:graphic-properties draw:fill="none" draw:stroke="none"/>
    </style:style>
    <style:style style:family="graphic" style:name="a257">
      <style:graphic-properties draw:fill="solid" draw:fill-color="#262626" draw:opacity="100%" draw:stroke="none"/>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8">
      <style:graphic-properties draw:fill="solid" draw:fill-color="#f09415" draw:opacity="100%" draw:stroke="none"/>
    </style:style>
    <style:style style:family="paragraph" style:name="a3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68">
      <style:drawing-page-properties draw:fill="gradient" draw:fill-gradient-name="a36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9" style:parent-style-name="Graphics">
      <style:graphic-properties draw:fill="none" draw:stroke="none" draw:image-opacity="10%"/>
    </style:style>
    <style:style style:family="paragraph" style:name="a4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70" style:parent-style-name="Graphics">
      <style:graphic-properties draw:fill="none" draw:stroke="non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1" style:parent-style-name="Graphics">
      <style:graphic-properties draw:fill="none" draw:stroke="none"/>
    </style:style>
    <style:style style:family="paragraph" style:name="a2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draw:fill="solid" draw:fill-color="#262626" draw:opacity="100%" draw:stroke="none"/>
    </style:style>
    <style:style style:family="graphic" style:name="a373">
      <style:graphic-properties draw:fill="solid" draw:fill-color="#f09415" draw:opacity="100%" draw:stroke="none"/>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6">
      <style:drawing-page-properties draw:fill="gradient" draw:fill-gradient-name="a59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7" style:parent-style-name="Graphics">
      <style:graphic-properties draw:fill="none" draw:stroke="none" draw:image-opacity="10%"/>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8" style:parent-style-name="Graphics">
      <style:graphic-properties draw:fill="none" draw:stroke="none"/>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99" style:parent-style-name="Graphics">
      <style:graphic-properties draw:fill="none" draw:stroke="none"/>
    </style:style>
    <style:style style:family="paragraph" style:name="a1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6">
      <style:drawing-page-properties draw:fill="gradient" draw:fill-gradient-name="a27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77" style:parent-style-name="Graphics">
      <style:graphic-properties draw:fill="none" draw:stroke="none" draw:image-opacity="10%"/>
    </style:style>
    <style:style style:family="paragraph" style:name="a3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 style:parent-style-name="Graphics">
      <style:graphic-properties draw:fill="none" draw:stroke="none"/>
    </style:style>
    <style:style style:family="presentation" style:name="a381">
      <style:graphic-properties fo:wrap-option="wrap" fo:padding-top="0.05in" fo:padding-bottom="0.05in" fo:padding-left="0.1in" fo:padding-right="0.1in" draw:textarea-vertical-align="top" draw:textarea-horizontal-align="left" draw:fill="none" draw:stroke="none" draw:shadow="visible" draw:shadow-offset-x="0.00726in" draw:shadow-offset-y="0.06906in" draw:shadow-color="#000000" draw:shadow-opacity="41%" draw:auto-grow-width="false" draw:auto-grow-height="false" style:shrink-to-fit="true"/>
      <style:paragraph-properties style:font-independent-line-spacing="true" style:writing-mode="lr-tb"/>
    </style:style>
    <style:style style:family="graphic" style:name="a279">
      <style:graphic-properties draw:fill="solid" draw:fill-color="#f09415" draw:opacity="100%" draw:stroke="non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0">
      <style:drawing-page-properties draw:fill="gradient" draw:fill-gradient-name="a48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parent-style-name="Graphics">
      <style:graphic-properties draw:fill="none" draw:stroke="none" draw:image-opacity="10%"/>
    </style:style>
    <style:style style:family="graphic" style:name="a492" style:parent-style-name="Graphics">
      <style:graphic-properties draw:fill="none" draw:stroke="none"/>
    </style:style>
    <style:style style:family="graphic" style:name="a493" style:parent-style-name="Graphics">
      <style:graphic-properties draw:fill="none" draw:stroke="none"/>
    </style:style>
    <style:style style:family="graphic" style:name="a494">
      <style:graphic-properties draw:fill="solid" draw:fill-color="#262626" draw:opacity="100%" draw:stroke="none"/>
    </style:style>
    <style:style style:family="graphic" style:name="a495">
      <style:graphic-properties draw:fill="solid" draw:fill-color="#f09415" draw:opacity="100%" draw:stroke="non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99">
      <style:drawing-page-properties draw:fill="gradient" draw:fill-gradient-name="a39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88">
      <style:drawing-page-properties draw:fill="gradient" draw:fill-gradient-name="a18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 style:parent-style-name="Graphics">
      <style:graphic-properties draw:fill="none" draw:stroke="none" draw:image-opacity="10%"/>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3">
      <style:drawing-page-properties draw:fill="gradient" draw:fill-gradient-name="a29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4" style:parent-style-name="Graphics">
      <style:graphic-properties draw:fill="none" draw:stroke="none" draw:image-opacity="10%"/>
    </style:style>
    <style:style style:family="graphic" style:name="a295" style:parent-style-name="Graphics">
      <style:graphic-properties draw:fill="none" draw:stroke="none"/>
    </style:style>
    <style:style style:family="graphic" style:name="a296" style:parent-style-name="Graphics">
      <style:graphic-properties draw:fill="none" draw:stroke="none"/>
    </style:style>
    <style:style style:family="graphic" style:name="a297">
      <style:graphic-properties draw:fill="solid" draw:fill-color="#262626" draw:opacity="100%" draw:stroke="none"/>
    </style:style>
    <style:style style:family="graphic" style:name="a298">
      <style:graphic-properties draw:fill="solid" draw:fill-color="#f09415" draw:opacity="100%" draw:stroke="none"/>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 style:parent-style-name="Graphics">
      <style:graphic-properties draw:fill="none" draw:stroke="none"/>
    </style:style>
    <style:style style:family="graphic" style:name="a191" style:parent-style-name="Graphics">
      <style:graphic-properties draw:fill="none" draw:stroke="none"/>
    </style:style>
    <style:style style:family="graphic" style:name="a192">
      <style:graphic-properties draw:fill="solid" draw:fill-color="#262626" draw:opacity="100%" draw:stroke="none"/>
    </style:style>
    <style:style style:family="graphic" style:name="a193">
      <style:graphic-properties draw:fill="solid" draw:fill-color="#f09415" draw:opacity="100%" draw:stroke="non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
      <style:drawing-page-properties draw:fill="gradient" draw:fill-gradient-name="a3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 style:parent-style-name="Graphics">
      <style:graphic-properties draw:fill="none" draw:stroke="none" draw:image-opacity="10%"/>
    </style:style>
    <style:style style:family="graphic" style:name="a39" style:parent-style-name="Graphics">
      <style:graphic-properties draw:fill="none" draw:stroke="none"/>
    </style:style>
    <style:style style:family="graphic" style:name="a40" style:parent-style-name="Graphics">
      <style:graphic-properties draw:fill="none" draw:stroke="none"/>
    </style:style>
    <style:style style:family="graphic" style:name="a41">
      <style:graphic-properties draw:fill="solid" draw:fill-color="#262626" draw:opacity="100%" draw:stroke="none"/>
    </style:style>
    <style:style style:family="graphic" style:name="a42">
      <style:graphic-properties draw:fill="solid" draw:fill-color="#f09415" draw:opacity="100%" draw:stroke="none"/>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00">
      <style:graphic-properties draw:fill="solid" draw:fill-color="#262626" draw:opacity="100%" draw:stroke="none"/>
    </style:style>
    <style:style style:family="graphic" style:name="a2" style:parent-style-name="Graphics">
      <style:graphic-properties draw:fill="none" draw:stroke="none" draw:image-opacity="10%"/>
    </style:style>
    <style:style style:family="graphic" style:name="a601">
      <style:graphic-properties draw:fill="solid" draw:fill-color="#f09415" draw:opacity="100%" draw:stroke="none"/>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parent-style-name="Graphics">
      <style:graphic-properties draw:fill="none" draw:stroke="none" draw:image-opacity="10%"/>
    </style:style>
    <style:style style:family="graphic" style:name="a401" style:parent-style-name="Graphics">
      <style:graphic-properties draw:fill="none" draw:stroke="none"/>
    </style:style>
    <style:style style:family="graphic" style:name="a402" style:parent-style-name="Graphics">
      <style:graphic-properties draw:fill="none" draw:stroke="none"/>
    </style:style>
    <style:style style:family="graphic" style:name="a403">
      <style:graphic-properties draw:fill="solid" draw:fill-color="#262626" draw:opacity="100%" draw:stroke="none"/>
    </style:style>
    <style:style style:family="graphic" style:name="a404">
      <style:graphic-properties draw:fill="solid" draw:fill-color="#f09415" draw:opacity="100%" draw:stroke="non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4">
      <style:drawing-page-properties draw:fill="gradient" draw:fill-gradient-name="a6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5" style:parent-style-name="Graphics">
      <style:graphic-properties draw:fill="none" draw:stroke="none" draw:image-opacity="10%"/>
    </style:style>
    <style:style style:family="graphic" style:name="a66" style:parent-style-name="Graphics">
      <style:graphic-properties draw:fill="none" draw:stroke="non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 style:parent-style-name="Graphics">
      <style:graphic-properties draw:fill="none" draw:stroke="none"/>
    </style:style>
    <style:style style:family="paragraph" style:name="a5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draw:fill="solid" draw:fill-color="#262626" draw:opacity="100%" draw:stroke="none"/>
    </style:style>
    <style:style style:family="graphic" style:name="a69">
      <style:graphic-properties draw:fill="solid" draw:fill-color="#f09415" draw:opacity="100%" draw:stroke="non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5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erlin" style:page-layout-name="pageLayout1" draw:style-name="a1">
      <draw:frame draw:id="id0" draw:style-name="a2" draw:name="Picture 6" svg:x="0in" svg:y="0in" svg:width="13.33333in" svg:height="7.5in" style:rel-width="scale" style:rel-height="scale">
        <draw:image xlink:href="media/image1.png" xlink:type="simple" xlink:show="embed" xlink:actuate="onLoad"/>
        <svg:title/>
        <svg:desc>hashOverlay-FullResolve.png</svg:desc>
      </draw:frame>
      <draw:frame draw:id="id1" presentation:style-name="a6" draw:name="Title Placeholder 1" svg:x="0.74401in" svg:y="0.82374in" svg:width="10.51385in" svg:height="1.18213in" presentation:class="title" presentation:placeholder="false">
        <draw:text-box>
          <text:p text:style-name="a5" text:class-names="" text:cond-style-name=""><text:span text:style-name="a3" text:class-names="">Click to edit Master title style</text:span><text:span text:style-name="a4" text:class-names=""/></text:p>
        </draw:text-box>
        <svg:title/>
        <svg:desc/>
      </draw:frame>
      <draw:frame draw:id="id2" presentation:style-name="a23" draw:name="Text Placeholder 2" svg:x="0.74401in" svg:y="2.55564in" svg:width="10.51385in" svg:height="3.93626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Fifth level</text:span><text:span text:style-name="a20" text:class-names=""/></text:p>
                            </text:list-item>
                          </text:list>
                        </text:list-item>
                      </text:list>
                    </text:list-item>
                  </text:list>
                </text:list-item>
              </text:list>
            </text:list-item>
          </text:list>
        </draw:text-box>
        <svg:title/>
        <svg:desc/>
      </draw:frame>
      <draw:frame draw:id="id3" presentation:style-name="a28" draw:name="Date Placeholder 3" svg:x="8.25785in" svg:y="6.49189in" svg:width="3in" svg:height="0.39931in" presentation:class="date-time" presentation:placeholder="false">
        <draw:text-box>
          <text:p text:style-name="a27" text:class-names="" text:cond-style-name=""><text:span text:style-name="a24" text:class-names=""><text:date text:fixed="false" style:data-style-name="a25">11/03/2022</text:date></text:span><text:span text:style-name="a26" text:class-names=""/></text:p>
        </draw:text-box>
        <svg:title/>
        <svg:desc/>
      </draw:frame>
      <draw:frame draw:id="id4" presentation:style-name="a31" draw:name="Footer Placeholder 4" svg:x="0.74401in" svg:y="6.49189in" svg:width="7.51385in" svg:height="0.39931in" presentation:class="footer" presentation:placeholder="false">
        <draw:text-box>
          <text:p text:style-name="a30" text:class-names="" text:cond-style-name=""><text:span text:style-name="a29" text:class-names=""/></text:p>
        </draw:text-box>
        <svg:title/>
        <svg:desc/>
      </draw:frame>
      <draw:frame draw:id="id5" presentation:style-name="a35" draw:name="Slide Number Placeholder 5" svg:x="11.73387in" svg:y="0.82374in" svg:width="1.26219in" svg:height="1.1929in" presentation:class="page-number" presentation:placeholder="false">
        <draw:text-box>
          <text:p text:style-name="a34" text:class-names="" text:cond-style-name=""><text:span text:style-name="a32" text:class-names=""><text:page-number style:num-format="1" text:fixed="false"/></text:span><text:span text:style-name="a33" text:class-names=""/></text:p>
        </draw:text-box>
        <svg:title/>
        <svg:desc/>
      </draw:frame>
    </style:master-page>
    <style:master-page style:name="Master1-Layout1-title-Title-Slide" style:page-layout-name="pageLayout1" draw:style-name="a37">
      <draw:frame draw:id="id6" draw:layer="Master1-bg" draw:style-name="a38" draw:name="Picture 10" svg:x="0in" svg:y="0in" svg:width="13.33333in" svg:height="7.5in" style:rel-width="scale" style:rel-height="scale">
        <draw:image xlink:href="media/image1.png" xlink:type="simple" xlink:show="embed" xlink:actuate="onLoad"/>
        <svg:title/>
        <svg:desc>hashOverlay-FullResolve.png</svg:desc>
      </draw:frame>
      <draw:frame draw:id="id7" draw:style-name="a39" draw:name="Picture 6" svg:x="0in" svg:y="4.64004in" svg:width="9.80762in" svg:height="0.30177in" style:rel-width="scale" style:rel-height="scale">
        <draw:image xlink:href="media/image2.png" xlink:type="simple" xlink:show="embed" xlink:actuate="onLoad"/>
        <svg:title/>
        <svg:desc>HD-ShadowLong.png</svg:desc>
      </draw:frame>
      <draw:frame draw:id="id8" draw:style-name="a40" draw:name="Picture 7" svg:x="9.96469in" svg:y="4.64113in" svg:width="3.36517in" svg:height="0.30287in" style:rel-width="scale" style:rel-height="scale">
        <draw:image xlink:href="media/image3.png" xlink:type="simple" xlink:show="embed" xlink:actuate="onLoad"/>
        <svg:title/>
        <svg:desc>HD-ShadowShort.png</svg:desc>
      </draw:frame>
      <draw:custom-shape svg:x="0in" svg:y="2.83254in" svg:width="9.80762in" svg:height="1.81576in" draw:id="id9" draw:style-name="a41" draw:name="Rectangle 8">
        <svg:title/>
        <svg:desc/>
        <draw:enhanced-geometry xmlns:dr3d="urn:oasis:names:tc:opendocument:xmlns:dr3d:1.0" draw:type="non-primitive" svg:viewBox="0 0 21600 21600" draw:enhanced-path="M 0 0 L 21600 0 21600 21600 0 21600 Z N"/>
      </draw:custom-shape>
      <draw:custom-shape svg:x="9.96469in" svg:y="2.83254in" svg:width="3.36517in" svg:height="1.81576in" draw:id="id10" draw:style-name="a42" draw:name="Rectangle 9">
        <svg:title/>
        <svg:desc/>
        <draw:enhanced-geometry xmlns:dr3d="urn:oasis:names:tc:opendocument:xmlns:dr3d:1.0" draw:type="non-primitive" svg:viewBox="0 0 21600 21600" draw:enhanced-path="M 0 0 L 21600 0 21600 21600 0 21600 Z N"/>
      </draw:custom-shape>
      <draw:frame draw:id="id11" presentation:style-name="a46" draw:name="Title 1" svg:x="0.74401in" svg:y="2.98962in" svg:width="8.90653in" svg:height="1.50161in" presentation:class="title" presentation:placeholder="false">
        <draw:text-box>
          <text:p text:style-name="a45" text:class-names="" text:cond-style-name=""><text:span text:style-name="a43" text:class-names="">Click to edit Master title style</text:span><text:span text:style-name="a44" text:class-names=""/></text:p>
        </draw:text-box>
        <svg:title/>
        <svg:desc/>
      </draw:frame>
      <draw:frame draw:id="id12" presentation:style-name="a50" draw:name="Subtitle 2" svg:x="0.74401in" svg:y="4.80538in" svg:width="8.90653in" svg:height="1.22232in" presentation:class="subtitle" presentation:placeholder="false">
        <draw:text-box>
          <text:p text:style-name="a49" text:class-names="" text:cond-style-name=""><text:span text:style-name="a47" text:class-names="">Click to edit Master subtitle style</text:span><text:span text:style-name="a48" text:class-names=""/></text:p>
        </draw:text-box>
        <svg:title/>
        <svg:desc/>
      </draw:frame>
      <draw:frame draw:id="id13" presentation:style-name="a55" draw:name="Date Placeholder 3" svg:x="8.25785in" svg:y="6.49189in" svg:width="3in" svg:height="0.39931in" presentation:class="date-time" presentation:placeholder="false">
        <draw:text-box>
          <text:p text:style-name="a54" text:class-names="" text:cond-style-name=""><text:span text:style-name="a51" text:class-names=""><text:date text:fixed="false" style:data-style-name="a52">11/03/2022</text:date></text:span><text:span text:style-name="a53" text:class-names=""/></text:p>
        </draw:text-box>
        <svg:title/>
        <svg:desc/>
      </draw:frame>
      <draw:frame draw:id="id14" presentation:style-name="a58" draw:name="Footer Placeholder 4" svg:x="0.74401in" svg:y="6.49189in" svg:width="7.51385in" svg:height="0.39931in" presentation:class="footer" presentation:placeholder="false">
        <draw:text-box>
          <text:p text:style-name="a57" text:class-names="" text:cond-style-name=""><text:span text:style-name="a56" text:class-names=""/></text:p>
        </draw:text-box>
        <svg:title/>
        <svg:desc/>
      </draw:frame>
      <draw:frame draw:id="id15" presentation:style-name="a62" draw:name="Slide Number Placeholder 5" svg:x="10.12177in" svg:y="3.00781in" svg:width="1.28159in" svg:height="1.48342in" presentation:class="page-number" presentation:placeholder="false">
        <draw:text-box>
          <text:p text:style-name="a61" text:class-names="" text:cond-style-name=""><text:span text:style-name="a59" text:class-names=""><text:page-number style:num-format="1" text:fixed="false"/></text:span><text:span text:style-name="a60" text:class-names=""/></text:p>
        </draw:text-box>
        <svg:title/>
        <svg:desc/>
      </draw:frame>
    </style:master-page>
    <style:master-page style:name="Master1-Layout2-obj-Title-and-Content" style:page-layout-name="pageLayout1" draw:style-name="a64">
      <draw:frame draw:id="id16" draw:layer="Master1-bg" draw:style-name="a65" draw:name="Picture 10" svg:x="0in" svg:y="0in" svg:width="13.33333in" svg:height="7.5in" style:rel-width="scale" style:rel-height="scale">
        <draw:image xlink:href="media/image1.png" xlink:type="simple" xlink:show="embed" xlink:actuate="onLoad"/>
        <svg:title/>
        <svg:desc>hashOverlay-FullResolve.png</svg:desc>
      </draw:frame>
      <draw:frame draw:id="id17" draw:style-name="a66" draw:name="Picture 14" svg:x="0in" svg:y="2.15468in" svg:width="11.41493in" svg:height="0.35123in" style:rel-width="scale" style:rel-height="scale">
        <draw:image xlink:href="media/image2.png" xlink:type="simple" xlink:show="embed" xlink:actuate="onLoad"/>
        <svg:title/>
        <svg:desc>HD-ShadowLong.png</svg:desc>
      </draw:frame>
      <draw:frame draw:id="id18" draw:style-name="a67" draw:name="Picture 15" svg:x="11.5768in" svg:y="2.15577in" svg:width="1.75306in" svg:height="0.15778in" style:rel-width="scale" style:rel-height="scale">
        <draw:image xlink:href="media/image3.png" xlink:type="simple" xlink:show="embed" xlink:actuate="onLoad"/>
        <svg:title/>
        <svg:desc>HD-ShadowShort.png</svg:desc>
      </draw:frame>
      <draw:custom-shape svg:x="0in" svg:y="0.66667in" svg:width="11.41493in" svg:height="1.49628in" draw:id="id19" draw:style-name="a68" draw:name="Rectangle 16">
        <svg:title/>
        <svg:desc/>
        <draw:enhanced-geometry xmlns:dr3d="urn:oasis:names:tc:opendocument:xmlns:dr3d:1.0" draw:type="non-primitive" svg:viewBox="0 0 21600 21600" draw:enhanced-path="M 0 0 L 21600 0 21600 21600 0 21600 Z N"/>
      </draw:custom-shape>
      <draw:custom-shape svg:x="11.5768in" svg:y="0.66667in" svg:width="1.75306in" svg:height="1.49628in" draw:id="id20" draw:style-name="a69" draw:name="Rectangle 17">
        <svg:title/>
        <svg:desc/>
        <draw:enhanced-geometry xmlns:dr3d="urn:oasis:names:tc:opendocument:xmlns:dr3d:1.0" draw:type="non-primitive" svg:viewBox="0 0 21600 21600" draw:enhanced-path="M 0 0 L 21600 0 21600 21600 0 21600 Z N"/>
      </draw:custom-shape>
      <draw:frame draw:id="id21" presentation:style-name="a73" draw:name="Title 1" svg:x="0.74401in" svg:y="0.82374in" svg:width="10.51385in" svg:height="1.18213in" presentation:class="title" presentation:placeholder="false">
        <draw:text-box>
          <text:p text:style-name="a72" text:class-names="" text:cond-style-name=""><text:span text:style-name="a70" text:class-names="">Click to edit Master title style</text:span><text:span text:style-name="a71" text:class-names=""/></text:p>
        </draw:text-box>
        <svg:title/>
        <svg:desc/>
      </draw:frame>
      <draw:frame draw:id="id22" presentation:style-name="a90" draw:name="Content Placeholder 2" svg:x="0.74401in" svg:y="2.55564in" svg:width="10.51385in" svg:height="3.93626in" presentation:class="object" presentation:placeholder="false">
        <draw:text-box>
          <text:list text:style-name="a76">
            <text:list-item>
              <text:p text:style-name="a75" text:class-names="" text:cond-style-name=""><text:span text:style-name="a74" text:class-names="">Click to edit Master text styles</text:span></text:p>
            </text:list-item>
          </text:list>
          <text:list text:style-name="a79">
            <text:list-item>
              <text:list text:style-name="a79">
                <text:list-item>
                  <text:p text:style-name="a78" text:class-names="" text:cond-style-name=""><text:span text:style-name="a77" text:class-names="">Second level</text:span></text:p>
                </text:list-item>
              </text:list>
            </text:list-item>
          </text:list>
          <text:list text:style-name="a82">
            <text:list-item>
              <text:list text:style-name="a82">
                <text:list-item>
                  <text:list text:style-name="a82">
                    <text:list-item>
                      <text:p text:style-name="a81" text:class-names="" text:cond-style-name=""><text:span text:style-name="a80" text:class-names="">Third level</text:span></text:p>
                    </text:list-item>
                  </text:list>
                </text:list-item>
              </text:list>
            </text:list-item>
          </text:list>
          <text:list text:style-name="a85">
            <text:list-item>
              <text:list text:style-name="a85">
                <text:list-item>
                  <text:list text:style-name="a85">
                    <text:list-item>
                      <text:list text:style-name="a85">
                        <text:list-item>
                          <text:p text:style-name="a84" text:class-names="" text:cond-style-name=""><text:span text:style-name="a83" text:class-names="">Fourth level</text:span></text:p>
                        </text:list-item>
                      </text:list>
                    </text:list-item>
                  </text:list>
                </text:list-item>
              </text:list>
            </text:list-item>
          </text:list>
          <text:list text:style-name="a89">
            <text:list-item>
              <text:list text:style-name="a89">
                <text:list-item>
                  <text:list text:style-name="a89">
                    <text:list-item>
                      <text:list text:style-name="a89">
                        <text:list-item>
                          <text:list text:style-name="a89">
                            <text:list-item>
                              <text:p text:style-name="a88" text:class-names="" text:cond-style-name=""><text:span text:style-name="a86" text:class-names="">Fifth level</text:span><text:span text:style-name="a87" text:class-names=""/></text:p>
                            </text:list-item>
                          </text:list>
                        </text:list-item>
                      </text:list>
                    </text:list-item>
                  </text:list>
                </text:list-item>
              </text:list>
            </text:list-item>
          </text:list>
        </draw:text-box>
        <svg:title/>
        <svg:desc/>
      </draw:frame>
      <draw:frame draw:id="id23" presentation:style-name="a95" draw:name="Date Placeholder 3" svg:x="8.25785in" svg:y="6.49189in" svg:width="3in" svg:height="0.39931in" presentation:class="date-time" presentation:placeholder="false">
        <draw:text-box>
          <text:p text:style-name="a94" text:class-names="" text:cond-style-name=""><text:span text:style-name="a91" text:class-names=""><text:date text:fixed="false" style:data-style-name="a92">11/03/2022</text:date></text:span><text:span text:style-name="a93" text:class-names=""/></text:p>
        </draw:text-box>
        <svg:title/>
        <svg:desc/>
      </draw:frame>
      <draw:frame draw:id="id24" presentation:style-name="a98" draw:name="Footer Placeholder 4" svg:x="0.74401in" svg:y="6.49189in" svg:width="7.51385in" svg:height="0.39931in" presentation:class="footer" presentation:placeholder="false">
        <draw:text-box>
          <text:p text:style-name="a97" text:class-names="" text:cond-style-name=""><text:span text:style-name="a96" text:class-names=""/></text:p>
        </draw:text-box>
        <svg:title/>
        <svg:desc/>
      </draw:frame>
      <draw:frame draw:id="id25" presentation:style-name="a102" draw:name="Slide Number Placeholder 5" svg:x="11.73387in" svg:y="0.82374in" svg:width="1.26219in" svg:height="1.1929in" presentation:class="page-number" presentation:placeholder="false">
        <draw:text-box>
          <text:p text:style-name="a101" text:class-names="" text:cond-style-name=""><text:span text:style-name="a99" text:class-names=""><text:page-number style:num-format="1" text:fixed="false"/></text:span><text:span text:style-name="a100" text:class-names=""/></text:p>
        </draw:text-box>
        <svg:title/>
        <svg:desc/>
      </draw:frame>
    </style:master-page>
    <style:master-page style:name="Master1-Layout3-secHead-Section-Header" style:page-layout-name="pageLayout1" draw:style-name="a104">
      <draw:frame draw:id="id26" draw:layer="Master1-bg" draw:style-name="a105" draw:name="Picture 10" svg:x="0in" svg:y="0in" svg:width="13.33333in" svg:height="7.5in" style:rel-width="scale" style:rel-height="scale">
        <draw:image xlink:href="media/image1.png" xlink:type="simple" xlink:show="embed" xlink:actuate="onLoad"/>
        <svg:title/>
        <svg:desc>hashOverlay-FullResolve.png</svg:desc>
      </draw:frame>
      <draw:frame draw:id="id27" draw:style-name="a106" draw:name="Picture 6" svg:x="-0in" svg:y="4.4695in" svg:width="11.41493in" svg:height="0.35123in" style:rel-width="scale" style:rel-height="scale">
        <draw:image xlink:href="media/image2.png" xlink:type="simple" xlink:show="embed" xlink:actuate="onLoad"/>
        <svg:title/>
        <svg:desc>HD-ShadowLong.png</svg:desc>
      </draw:frame>
      <draw:frame draw:id="id28" draw:style-name="a107" draw:name="Picture 7" svg:x="11.5768in" svg:y="4.47058in" svg:width="1.75306in" svg:height="0.15778in" style:rel-width="scale" style:rel-height="scale">
        <draw:image xlink:href="media/image3.png" xlink:type="simple" xlink:show="embed" xlink:actuate="onLoad"/>
        <svg:title/>
        <svg:desc>HD-ShadowShort.png</svg:desc>
      </draw:frame>
      <draw:custom-shape svg:x="-0in" svg:y="2.98148in" svg:width="11.41493in" svg:height="1.49628in" draw:id="id29" draw:style-name="a108" draw:name="Rectangle 8">
        <svg:title/>
        <svg:desc/>
        <draw:enhanced-geometry xmlns:dr3d="urn:oasis:names:tc:opendocument:xmlns:dr3d:1.0" draw:type="non-primitive" svg:viewBox="0 0 21600 21600" draw:enhanced-path="M 0 0 L 21600 0 21600 21600 0 21600 Z N"/>
      </draw:custom-shape>
      <draw:custom-shape svg:x="11.5768in" svg:y="2.98148in" svg:width="1.75306in" svg:height="1.49628in" draw:id="id30" draw:style-name="a109" draw:name="Rectangle 9">
        <svg:title/>
        <svg:desc/>
        <draw:enhanced-geometry xmlns:dr3d="urn:oasis:names:tc:opendocument:xmlns:dr3d:1.0" draw:type="non-primitive" svg:viewBox="0 0 21600 21600" draw:enhanced-path="M 0 0 L 21600 0 21600 21600 0 21600 Z N"/>
      </draw:custom-shape>
      <draw:frame draw:id="id31" presentation:style-name="a113" draw:name="Title 1" svg:x="0.74401in" svg:y="3.13856in" svg:width="10.51385in" svg:height="1.1929in" presentation:class="title" presentation:placeholder="false">
        <draw:text-box>
          <text:p text:style-name="a112" text:class-names="" text:cond-style-name=""><text:span text:style-name="a110" text:class-names="">Click to edit Master title style</text:span><text:span text:style-name="a111" text:class-names=""/></text:p>
        </draw:text-box>
        <svg:title/>
        <svg:desc/>
      </draw:frame>
      <draw:frame draw:id="id32" presentation:style-name="a117" draw:name="Text Placeholder 2" svg:x="0.74401in" svg:y="4.62836in" svg:width="10.51385in" svg:height="1.86354in" presentation:class="outline" presentation:placeholder="false">
        <draw:text-box>
          <text:list text:style-name="a116">
            <text:list-item>
              <text:p text:style-name="a115" text:class-names="" text:cond-style-name=""><text:span text:style-name="a114" text:class-names="">Click to edit Master text styles</text:span></text:p>
            </text:list-item>
          </text:list>
        </draw:text-box>
        <svg:title/>
        <svg:desc/>
      </draw:frame>
      <draw:frame draw:id="id33" presentation:style-name="a122" draw:name="Date Placeholder 3" svg:x="8.25785in" svg:y="6.49189in" svg:width="3in" svg:height="0.39931in" presentation:class="date-time" presentation:placeholder="false">
        <draw:text-box>
          <text:p text:style-name="a121" text:class-names="" text:cond-style-name=""><text:span text:style-name="a118" text:class-names=""><text:date text:fixed="false" style:data-style-name="a119">11/03/2022</text:date></text:span><text:span text:style-name="a120" text:class-names=""/></text:p>
        </draw:text-box>
        <svg:title/>
        <svg:desc/>
      </draw:frame>
      <draw:frame draw:id="id34" presentation:style-name="a125" draw:name="Footer Placeholder 4" svg:x="0.74401in" svg:y="6.49189in" svg:width="7.51385in" svg:height="0.39931in" presentation:class="footer" presentation:placeholder="false">
        <draw:text-box>
          <text:p text:style-name="a124" text:class-names="" text:cond-style-name=""><text:span text:style-name="a123" text:class-names=""/></text:p>
        </draw:text-box>
        <svg:title/>
        <svg:desc/>
      </draw:frame>
      <draw:frame draw:id="id35" presentation:style-name="a129" draw:name="Slide Number Placeholder 5" svg:x="11.73387in" svg:y="3.13856in" svg:width="1.26219in" svg:height="1.1929in" presentation:class="page-number" presentation:placeholder="false">
        <draw:text-box>
          <text:p text:style-name="a128" text:class-names="" text:cond-style-name=""><text:span text:style-name="a126" text:class-names=""><text:page-number style:num-format="1" text:fixed="false"/></text:span><text:span text:style-name="a127" text:class-names=""/></text:p>
        </draw:text-box>
        <svg:title/>
        <svg:desc/>
      </draw:frame>
    </style:master-page>
    <style:master-page style:name="Master1-Layout4-twoObj-Two-Content" style:page-layout-name="pageLayout1" draw:style-name="a131">
      <draw:frame draw:id="id36" draw:layer="Master1-bg" draw:style-name="a132" draw:name="Picture 11" svg:x="0in" svg:y="0in" svg:width="13.33333in" svg:height="7.5in" style:rel-width="scale" style:rel-height="scale">
        <draw:image xlink:href="media/image1.png" xlink:type="simple" xlink:show="embed" xlink:actuate="onLoad"/>
        <svg:title/>
        <svg:desc>hashOverlay-FullResolve.png</svg:desc>
      </draw:frame>
      <draw:frame draw:id="id37" draw:style-name="a133" draw:name="Picture 7" svg:x="0in" svg:y="2.15468in" svg:width="11.41493in" svg:height="0.35123in" style:rel-width="scale" style:rel-height="scale">
        <draw:image xlink:href="media/image2.png" xlink:type="simple" xlink:show="embed" xlink:actuate="onLoad"/>
        <svg:title/>
        <svg:desc>HD-ShadowLong.png</svg:desc>
      </draw:frame>
      <draw:frame draw:id="id38" draw:style-name="a134" draw:name="Picture 8" svg:x="11.5768in" svg:y="2.15577in" svg:width="1.75306in" svg:height="0.15778in" style:rel-width="scale" style:rel-height="scale">
        <draw:image xlink:href="media/image3.png" xlink:type="simple" xlink:show="embed" xlink:actuate="onLoad"/>
        <svg:title/>
        <svg:desc>HD-ShadowShort.png</svg:desc>
      </draw:frame>
      <draw:custom-shape svg:x="0in" svg:y="0.66667in" svg:width="11.41493in" svg:height="1.49628in" draw:id="id39" draw:style-name="a135" draw:name="Rectangle 9">
        <svg:title/>
        <svg:desc/>
        <draw:enhanced-geometry xmlns:dr3d="urn:oasis:names:tc:opendocument:xmlns:dr3d:1.0" draw:type="non-primitive" svg:viewBox="0 0 21600 21600" draw:enhanced-path="M 0 0 L 21600 0 21600 21600 0 21600 Z N"/>
      </draw:custom-shape>
      <draw:custom-shape svg:x="11.5768in" svg:y="0.66667in" svg:width="1.75306in" svg:height="1.49628in" draw:id="id40" draw:style-name="a136" draw:name="Rectangle 10">
        <svg:title/>
        <svg:desc/>
        <draw:enhanced-geometry xmlns:dr3d="urn:oasis:names:tc:opendocument:xmlns:dr3d:1.0" draw:type="non-primitive" svg:viewBox="0 0 21600 21600" draw:enhanced-path="M 0 0 L 21600 0 21600 21600 0 21600 Z N"/>
      </draw:custom-shape>
      <draw:frame draw:id="id41" presentation:style-name="a140" draw:name="Title 1" svg:x="0.74401in" svg:y="0.82374in" svg:width="10.51385in" svg:height="1.18213in" presentation:class="title" presentation:placeholder="false">
        <draw:text-box>
          <text:p text:style-name="a139" text:class-names="" text:cond-style-name=""><text:span text:style-name="a137" text:class-names="">Click to edit Master title style</text:span><text:span text:style-name="a138" text:class-names=""/></text:p>
        </draw:text-box>
        <svg:title/>
        <svg:desc/>
      </draw:frame>
      <draw:frame draw:id="id42" presentation:style-name="a157" draw:name="Content Placeholder 2" svg:x="0.74401in" svg:y="2.55564in" svg:width="5.13819in" svg:height="3.93626in" presentation:class="object" presentation:placeholder="false">
        <draw:text-box>
          <text:list text:style-name="a143">
            <text:list-item>
              <text:p text:style-name="a142" text:class-names="" text:cond-style-name=""><text:span text:style-name="a141" text:class-names="">Click to edit Master text styles</text:span></text:p>
            </text:list-item>
          </text:list>
          <text:list text:style-name="a146">
            <text:list-item>
              <text:list text:style-name="a146">
                <text:list-item>
                  <text:p text:style-name="a145" text:class-names="" text:cond-style-name=""><text:span text:style-name="a144" text:class-names="">Second level</text:span></text:p>
                </text:list-item>
              </text:list>
            </text:list-item>
          </text:list>
          <text:list text:style-name="a149">
            <text:list-item>
              <text:list text:style-name="a149">
                <text:list-item>
                  <text:list text:style-name="a149">
                    <text:list-item>
                      <text:p text:style-name="a148" text:class-names="" text:cond-style-name=""><text:span text:style-name="a147" text:class-names="">Third level</text:span></text:p>
                    </text:list-item>
                  </text:list>
                </text:list-item>
              </text:list>
            </text:list-item>
          </text:list>
          <text:list text:style-name="a152">
            <text:list-item>
              <text:list text:style-name="a152">
                <text:list-item>
                  <text:list text:style-name="a152">
                    <text:list-item>
                      <text:list text:style-name="a152">
                        <text:list-item>
                          <text:p text:style-name="a151" text:class-names="" text:cond-style-name=""><text:span text:style-name="a150" text:class-names="">Fourth level</text:span></text:p>
                        </text:list-item>
                      </text:list>
                    </text:list-item>
                  </text:list>
                </text:list-item>
              </text:list>
            </text:list-item>
          </text:list>
          <text:list text:style-name="a156">
            <text:list-item>
              <text:list text:style-name="a156">
                <text:list-item>
                  <text:list text:style-name="a156">
                    <text:list-item>
                      <text:list text:style-name="a156">
                        <text:list-item>
                          <text:list text:style-name="a156">
                            <text:list-item>
                              <text:p text:style-name="a155" text:class-names="" text:cond-style-name=""><text:span text:style-name="a153" text:class-names="">Fifth level</text:span><text:span text:style-name="a154" text:class-names=""/></text:p>
                            </text:list-item>
                          </text:list>
                        </text:list-item>
                      </text:list>
                    </text:list-item>
                  </text:list>
                </text:list-item>
              </text:list>
            </text:list-item>
          </text:list>
        </draw:text-box>
        <svg:title/>
        <svg:desc/>
      </draw:frame>
      <draw:frame draw:id="id43" presentation:style-name="a174" draw:name="Content Placeholder 3" svg:x="6.11781in" svg:y="2.55564in" svg:width="5.14005in" svg:height="3.93626in" presentation:class="object" presentation:placeholder="false">
        <draw:text-box>
          <text:list text:style-name="a160">
            <text:list-item>
              <text:p text:style-name="a159" text:class-names="" text:cond-style-name=""><text:span text:style-name="a158" text:class-names="">Click to edit Master text styles</text:span></text:p>
            </text:list-item>
          </text:list>
          <text:list text:style-name="a163">
            <text:list-item>
              <text:list text:style-name="a163">
                <text:list-item>
                  <text:p text:style-name="a162" text:class-names="" text:cond-style-name=""><text:span text:style-name="a161" text:class-names="">Second level</text:span></text:p>
                </text:list-item>
              </text:list>
            </text:list-item>
          </text:list>
          <text:list text:style-name="a166">
            <text:list-item>
              <text:list text:style-name="a166">
                <text:list-item>
                  <text:list text:style-name="a166">
                    <text:list-item>
                      <text:p text:style-name="a165" text:class-names="" text:cond-style-name=""><text:span text:style-name="a164" text:class-names="">Third level</text:span></text:p>
                    </text:list-item>
                  </text:list>
                </text:list-item>
              </text:list>
            </text:list-item>
          </text:list>
          <text:list text:style-name="a169">
            <text:list-item>
              <text:list text:style-name="a169">
                <text:list-item>
                  <text:list text:style-name="a169">
                    <text:list-item>
                      <text:list text:style-name="a169">
                        <text:list-item>
                          <text:p text:style-name="a168" text:class-names="" text:cond-style-name=""><text:span text:style-name="a167"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0" text:class-names="">Fifth level</text:span><text:span text:style-name="a171" text:class-names=""/></text:p>
                            </text:list-item>
                          </text:list>
                        </text:list-item>
                      </text:list>
                    </text:list-item>
                  </text:list>
                </text:list-item>
              </text:list>
            </text:list-item>
          </text:list>
        </draw:text-box>
        <svg:title/>
        <svg:desc/>
      </draw:frame>
      <draw:frame draw:id="id44" presentation:style-name="a179" draw:name="Date Placeholder 4" svg:x="8.25785in" svg:y="6.49189in" svg:width="3in" svg:height="0.39931in" presentation:class="date-time" presentation:placeholder="false">
        <draw:text-box>
          <text:p text:style-name="a178" text:class-names="" text:cond-style-name=""><text:span text:style-name="a175" text:class-names=""><text:date text:fixed="false" style:data-style-name="a176">11/03/2022</text:date></text:span><text:span text:style-name="a177" text:class-names=""/></text:p>
        </draw:text-box>
        <svg:title/>
        <svg:desc/>
      </draw:frame>
      <draw:frame draw:id="id45" presentation:style-name="a182" draw:name="Footer Placeholder 5" svg:x="0.74401in" svg:y="6.49189in" svg:width="7.51385in" svg:height="0.39931in" presentation:class="footer" presentation:placeholder="false">
        <draw:text-box>
          <text:p text:style-name="a181" text:class-names="" text:cond-style-name=""><text:span text:style-name="a180" text:class-names=""/></text:p>
        </draw:text-box>
        <svg:title/>
        <svg:desc/>
      </draw:frame>
      <draw:frame draw:id="id46" presentation:style-name="a186" draw:name="Slide Number Placeholder 6" svg:x="11.73387in" svg:y="0.82374in" svg:width="1.26219in" svg:height="1.1929in" presentation:class="page-number" presentation:placeholder="false">
        <draw:text-box>
          <text:p text:style-name="a185" text:class-names="" text:cond-style-name=""><text:span text:style-name="a183" text:class-names=""><text:page-number style:num-format="1" text:fixed="false"/></text:span><text:span text:style-name="a184" text:class-names=""/></text:p>
        </draw:text-box>
        <svg:title/>
        <svg:desc/>
      </draw:frame>
    </style:master-page>
    <style:master-page style:name="Master1-Layout5-twoTxTwoObj-Comparison" style:page-layout-name="pageLayout1" draw:style-name="a188">
      <draw:frame draw:id="id47" draw:layer="Master1-bg" draw:style-name="a189" draw:name="Picture 13" svg:x="0in" svg:y="0in" svg:width="13.33333in" svg:height="7.5in" style:rel-width="scale" style:rel-height="scale">
        <draw:image xlink:href="media/image1.png" xlink:type="simple" xlink:show="embed" xlink:actuate="onLoad"/>
        <svg:title/>
        <svg:desc>hashOverlay-FullResolve.png</svg:desc>
      </draw:frame>
      <draw:frame draw:id="id48" draw:style-name="a190" draw:name="Picture 9" svg:x="0in" svg:y="2.15468in" svg:width="11.41493in" svg:height="0.35123in" style:rel-width="scale" style:rel-height="scale">
        <draw:image xlink:href="media/image2.png" xlink:type="simple" xlink:show="embed" xlink:actuate="onLoad"/>
        <svg:title/>
        <svg:desc>HD-ShadowLong.png</svg:desc>
      </draw:frame>
      <draw:frame draw:id="id49" draw:style-name="a191" draw:name="Picture 10" svg:x="11.5768in" svg:y="2.15577in" svg:width="1.75306in" svg:height="0.15778in" style:rel-width="scale" style:rel-height="scale">
        <draw:image xlink:href="media/image3.png" xlink:type="simple" xlink:show="embed" xlink:actuate="onLoad"/>
        <svg:title/>
        <svg:desc>HD-ShadowShort.png</svg:desc>
      </draw:frame>
      <draw:custom-shape svg:x="0in" svg:y="0.66667in" svg:width="11.41493in" svg:height="1.49628in" draw:id="id50" draw:style-name="a192" draw:name="Rectangle 11">
        <svg:title/>
        <svg:desc/>
        <draw:enhanced-geometry xmlns:dr3d="urn:oasis:names:tc:opendocument:xmlns:dr3d:1.0" draw:type="non-primitive" svg:viewBox="0 0 21600 21600" draw:enhanced-path="M 0 0 L 21600 0 21600 21600 0 21600 Z N"/>
      </draw:custom-shape>
      <draw:custom-shape svg:x="11.5768in" svg:y="0.66667in" svg:width="1.75306in" svg:height="1.49628in" draw:id="id51" draw:style-name="a193" draw:name="Rectangle 12">
        <svg:title/>
        <svg:desc/>
        <draw:enhanced-geometry xmlns:dr3d="urn:oasis:names:tc:opendocument:xmlns:dr3d:1.0" draw:type="non-primitive" svg:viewBox="0 0 21600 21600" draw:enhanced-path="M 0 0 L 21600 0 21600 21600 0 21600 Z N"/>
      </draw:custom-shape>
      <draw:frame draw:id="id52" presentation:style-name="a197" draw:name="Title 1" svg:x="0.74401in" svg:y="0.82374in" svg:width="10.51385in" svg:height="1.18213in" presentation:class="title" presentation:placeholder="false">
        <draw:text-box>
          <text:p text:style-name="a196" text:class-names="" text:cond-style-name=""><text:span text:style-name="a194" text:class-names="">Click to edit Master title style</text:span><text:span text:style-name="a195" text:class-names=""/></text:p>
        </draw:text-box>
        <svg:title/>
        <svg:desc/>
      </draw:frame>
      <draw:frame draw:id="id53" presentation:style-name="a201" draw:name="Text Placeholder 2" svg:x="0.9912in" svg:y="2.55564in" svg:width="4.891in" svg:height="0.75802in" presentation:class="outline" presentation:placeholder="false">
        <draw:text-box>
          <text:list text:style-name="a200">
            <text:list-item>
              <text:p text:style-name="a199" text:class-names="" text:cond-style-name=""><text:span text:style-name="a198" text:class-names="">Click to edit Master text styles</text:span></text:p>
            </text:list-item>
          </text:list>
        </draw:text-box>
        <svg:title/>
        <svg:desc/>
      </draw:frame>
      <draw:frame draw:id="id54" presentation:style-name="a218" draw:name="Content Placeholder 3" svg:x="0.74401in" svg:y="3.31366in" svg:width="5.13818in" svg:height="3.17824in" presentation:class="object" presentation:placeholder="false">
        <draw:text-box>
          <text:list text:style-name="a204">
            <text:list-item>
              <text:p text:style-name="a203" text:class-names="" text:cond-style-name=""><text:span text:style-name="a202" text:class-names="">Click to edit Master text styles</text:span></text:p>
            </text:list-item>
          </text:list>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55" presentation:style-name="a222" draw:name="Text Placeholder 4" svg:x="6.365in" svg:y="2.55564in" svg:width="4.89286in" svg:height="0.75686in" presentation:class="outline" presentation:placeholder="false">
        <draw:text-box>
          <text:list text:style-name="a221">
            <text:list-item>
              <text:p text:style-name="a220" text:class-names="" text:cond-style-name=""><text:span text:style-name="a219" text:class-names="">Click to edit Master text styles</text:span></text:p>
            </text:list-item>
          </text:list>
        </draw:text-box>
        <svg:title/>
        <svg:desc/>
      </draw:frame>
      <draw:frame draw:id="id56" presentation:style-name="a239" draw:name="Content Placeholder 5" svg:x="6.11781in" svg:y="3.31366in" svg:width="5.14005in" svg:height="3.17824in" presentation:class="object" presentation:placeholder="false">
        <draw:text-box>
          <text:list text:style-name="a225">
            <text:list-item>
              <text:p text:style-name="a224" text:class-names="" text:cond-style-name=""><text:span text:style-name="a223" text:class-names="">Click to edit Master text styles</text:span></text:p>
            </text:list-item>
          </text:list>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5" text:class-names="">Fifth level</text:span><text:span text:style-name="a236" text:class-names=""/></text:p>
                            </text:list-item>
                          </text:list>
                        </text:list-item>
                      </text:list>
                    </text:list-item>
                  </text:list>
                </text:list-item>
              </text:list>
            </text:list-item>
          </text:list>
        </draw:text-box>
        <svg:title/>
        <svg:desc/>
      </draw:frame>
      <draw:frame draw:id="id57" presentation:style-name="a244" draw:name="Date Placeholder 6" svg:x="8.25785in" svg:y="6.49189in" svg:width="3in" svg:height="0.39931in" presentation:class="date-time" presentation:placeholder="false">
        <draw:text-box>
          <text:p text:style-name="a243" text:class-names="" text:cond-style-name=""><text:span text:style-name="a240" text:class-names=""><text:date text:fixed="false" style:data-style-name="a241">11/03/2022</text:date></text:span><text:span text:style-name="a242" text:class-names=""/></text:p>
        </draw:text-box>
        <svg:title/>
        <svg:desc/>
      </draw:frame>
      <draw:frame draw:id="id58" presentation:style-name="a247" draw:name="Footer Placeholder 7" svg:x="0.74401in" svg:y="6.49189in" svg:width="7.51385in" svg:height="0.39931in" presentation:class="footer" presentation:placeholder="false">
        <draw:text-box>
          <text:p text:style-name="a246" text:class-names="" text:cond-style-name=""><text:span text:style-name="a245" text:class-names=""/></text:p>
        </draw:text-box>
        <svg:title/>
        <svg:desc/>
      </draw:frame>
      <draw:frame draw:id="id59" presentation:style-name="a251" draw:name="Slide Number Placeholder 8" svg:x="11.73387in" svg:y="0.82374in" svg:width="1.26219in" svg:height="1.1929in" presentation:class="page-number" presentation:placeholder="false">
        <draw:text-box>
          <text:p text:style-name="a250" text:class-names="" text:cond-style-name=""><text:span text:style-name="a248" text:class-names=""><text:page-number style:num-format="1" text:fixed="false"/></text:span><text:span text:style-name="a249" text:class-names=""/></text:p>
        </draw:text-box>
        <svg:title/>
        <svg:desc/>
      </draw:frame>
    </style:master-page>
    <style:master-page style:name="Master1-Layout6-titleOnly-Title-Only" style:page-layout-name="pageLayout1" draw:style-name="a253">
      <draw:frame draw:id="id60" draw:layer="Master1-bg" draw:style-name="a254" draw:name="Picture 9" svg:x="0in" svg:y="0in" svg:width="13.33333in" svg:height="7.5in" style:rel-width="scale" style:rel-height="scale">
        <draw:image xlink:href="media/image1.png" xlink:type="simple" xlink:show="embed" xlink:actuate="onLoad"/>
        <svg:title/>
        <svg:desc>hashOverlay-FullResolve.png</svg:desc>
      </draw:frame>
      <draw:frame draw:id="id61" draw:style-name="a255" draw:name="Picture 5" svg:x="0in" svg:y="2.15468in" svg:width="11.41493in" svg:height="0.35123in" style:rel-width="scale" style:rel-height="scale">
        <draw:image xlink:href="media/image2.png" xlink:type="simple" xlink:show="embed" xlink:actuate="onLoad"/>
        <svg:title/>
        <svg:desc>HD-ShadowLong.png</svg:desc>
      </draw:frame>
      <draw:frame draw:id="id62" draw:style-name="a256" draw:name="Picture 6" svg:x="11.5768in" svg:y="2.15577in" svg:width="1.75306in" svg:height="0.15778in" style:rel-width="scale" style:rel-height="scale">
        <draw:image xlink:href="media/image3.png" xlink:type="simple" xlink:show="embed" xlink:actuate="onLoad"/>
        <svg:title/>
        <svg:desc>HD-ShadowShort.png</svg:desc>
      </draw:frame>
      <draw:custom-shape svg:x="0in" svg:y="0.66667in" svg:width="11.41493in" svg:height="1.49628in" draw:id="id63" draw:style-name="a257" draw:name="Rectangle 7">
        <svg:title/>
        <svg:desc/>
        <draw:enhanced-geometry xmlns:dr3d="urn:oasis:names:tc:opendocument:xmlns:dr3d:1.0" draw:type="non-primitive" svg:viewBox="0 0 21600 21600" draw:enhanced-path="M 0 0 L 21600 0 21600 21600 0 21600 Z N"/>
      </draw:custom-shape>
      <draw:custom-shape svg:x="11.5768in" svg:y="0.66667in" svg:width="1.75306in" svg:height="1.49628in" draw:id="id64" draw:style-name="a258" draw:name="Rectangle 8">
        <svg:title/>
        <svg:desc/>
        <draw:enhanced-geometry xmlns:dr3d="urn:oasis:names:tc:opendocument:xmlns:dr3d:1.0" draw:type="non-primitive" svg:viewBox="0 0 21600 21600" draw:enhanced-path="M 0 0 L 21600 0 21600 21600 0 21600 Z N"/>
      </draw:custom-shape>
      <draw:frame draw:id="id65" presentation:style-name="a262" draw:name="Title 1" svg:x="0.74401in" svg:y="0.82374in" svg:width="10.51385in" svg:height="1.18213in" presentation:class="title" presentation:placeholder="false">
        <draw:text-box>
          <text:p text:style-name="a261" text:class-names="" text:cond-style-name=""><text:span text:style-name="a259" text:class-names="">Click to edit Master title style</text:span><text:span text:style-name="a260" text:class-names=""/></text:p>
        </draw:text-box>
        <svg:title/>
        <svg:desc/>
      </draw:frame>
      <draw:frame draw:id="id66" presentation:style-name="a267" draw:name="Date Placeholder 2" svg:x="8.25785in" svg:y="6.49189in" svg:width="3in" svg:height="0.39931in" presentation:class="date-time" presentation:placeholder="false">
        <draw:text-box>
          <text:p text:style-name="a266" text:class-names="" text:cond-style-name=""><text:span text:style-name="a263" text:class-names=""><text:date text:fixed="false" style:data-style-name="a264">11/03/2022</text:date></text:span><text:span text:style-name="a265" text:class-names=""/></text:p>
        </draw:text-box>
        <svg:title/>
        <svg:desc/>
      </draw:frame>
      <draw:frame draw:id="id67" presentation:style-name="a270" draw:name="Footer Placeholder 3" svg:x="0.74401in" svg:y="6.49189in" svg:width="7.51385in" svg:height="0.39931in" presentation:class="footer" presentation:placeholder="false">
        <draw:text-box>
          <text:p text:style-name="a269" text:class-names="" text:cond-style-name=""><text:span text:style-name="a268" text:class-names=""/></text:p>
        </draw:text-box>
        <svg:title/>
        <svg:desc/>
      </draw:frame>
      <draw:frame draw:id="id68" presentation:style-name="a274" draw:name="Slide Number Placeholder 4" svg:x="11.73387in" svg:y="0.82374in" svg:width="1.26219in" svg:height="1.1929in" presentation:class="page-number" presentation:placeholder="false">
        <draw:text-box>
          <text:p text:style-name="a273" text:class-names="" text:cond-style-name=""><text:span text:style-name="a271" text:class-names=""><text:page-number style:num-format="1" text:fixed="false"/></text:span><text:span text:style-name="a272" text:class-names=""/></text:p>
        </draw:text-box>
        <svg:title/>
        <svg:desc/>
      </draw:frame>
    </style:master-page>
    <style:master-page style:name="Master1-Layout7-blank-Blank" style:page-layout-name="pageLayout1" draw:style-name="a276">
      <draw:frame draw:id="id69" draw:layer="Master1-bg" draw:style-name="a277" draw:name="Picture 6" svg:x="0in" svg:y="0in" svg:width="13.33333in" svg:height="7.5in" style:rel-width="scale" style:rel-height="scale">
        <draw:image xlink:href="media/image1.png" xlink:type="simple" xlink:show="embed" xlink:actuate="onLoad"/>
        <svg:title/>
        <svg:desc>hashOverlay-FullResolve.png</svg:desc>
      </draw:frame>
      <draw:frame draw:id="id70" draw:style-name="a278" draw:name="Picture 4" svg:x="11.5768in" svg:y="2.15577in" svg:width="1.75306in" svg:height="0.15778in" style:rel-width="scale" style:rel-height="scale">
        <draw:image xlink:href="media/image3.png" xlink:type="simple" xlink:show="embed" xlink:actuate="onLoad"/>
        <svg:title/>
        <svg:desc>HD-ShadowShort.png</svg:desc>
      </draw:frame>
      <draw:custom-shape svg:x="11.5768in" svg:y="0.66667in" svg:width="1.75306in" svg:height="1.49628in" draw:id="id71" draw:style-name="a279" draw:name="Rectangle 5">
        <svg:title/>
        <svg:desc/>
        <draw:enhanced-geometry xmlns:dr3d="urn:oasis:names:tc:opendocument:xmlns:dr3d:1.0" draw:type="non-primitive" svg:viewBox="0 0 21600 21600" draw:enhanced-path="M 0 0 L 21600 0 21600 21600 0 21600 Z N"/>
      </draw:custom-shape>
      <draw:frame draw:id="id72" presentation:style-name="a284" draw:name="Date Placeholder 1" svg:x="8.25785in" svg:y="6.49189in" svg:width="3in" svg:height="0.39931in" presentation:class="date-time" presentation:placeholder="false">
        <draw:text-box>
          <text:p text:style-name="a283" text:class-names="" text:cond-style-name=""><text:span text:style-name="a280" text:class-names=""><text:date text:fixed="false" style:data-style-name="a281">11/03/2022</text:date></text:span><text:span text:style-name="a282" text:class-names=""/></text:p>
        </draw:text-box>
        <svg:title/>
        <svg:desc/>
      </draw:frame>
      <draw:frame draw:id="id73" presentation:style-name="a287" draw:name="Footer Placeholder 2" svg:x="0.74401in" svg:y="6.49189in" svg:width="7.51385in" svg:height="0.39931in" presentation:class="footer" presentation:placeholder="false">
        <draw:text-box>
          <text:p text:style-name="a286" text:class-names="" text:cond-style-name=""><text:span text:style-name="a285" text:class-names=""/></text:p>
        </draw:text-box>
        <svg:title/>
        <svg:desc/>
      </draw:frame>
      <draw:frame draw:id="id74" presentation:style-name="a291" draw:name="Slide Number Placeholder 3" svg:x="11.73387in" svg:y="0.82374in" svg:width="1.26219in" svg:height="1.1929in" presentation:class="page-number" presentation:placeholder="false">
        <draw:text-box>
          <text:p text:style-name="a290" text:class-names="" text:cond-style-name=""><text:span text:style-name="a288" text:class-names=""><text:page-number style:num-format="1" text:fixed="false"/></text:span><text:span text:style-name="a289" text:class-names=""/></text:p>
        </draw:text-box>
        <svg:title/>
        <svg:desc/>
      </draw:frame>
    </style:master-page>
    <style:master-page style:name="Master1-Layout8-objTx-Content-with-Caption" style:page-layout-name="pageLayout1" draw:style-name="a293">
      <draw:frame draw:id="id75" draw:layer="Master1-bg" draw:style-name="a294" draw:name="Picture 11" svg:x="0in" svg:y="0in" svg:width="13.33333in" svg:height="7.5in" style:rel-width="scale" style:rel-height="scale">
        <draw:image xlink:href="media/image1.png" xlink:type="simple" xlink:show="embed" xlink:actuate="onLoad"/>
        <svg:title/>
        <svg:desc>hashOverlay-FullResolve.png</svg:desc>
      </draw:frame>
      <draw:frame draw:id="id76" draw:style-name="a295" draw:name="Picture 7" svg:x="0in" svg:y="2.15468in" svg:width="11.41493in" svg:height="0.35123in" style:rel-width="scale" style:rel-height="scale">
        <draw:image xlink:href="media/image2.png" xlink:type="simple" xlink:show="embed" xlink:actuate="onLoad"/>
        <svg:title/>
        <svg:desc>HD-ShadowLong.png</svg:desc>
      </draw:frame>
      <draw:frame draw:id="id77" draw:style-name="a296" draw:name="Picture 8" svg:x="11.5768in" svg:y="2.15577in" svg:width="1.75306in" svg:height="0.15778in" style:rel-width="scale" style:rel-height="scale">
        <draw:image xlink:href="media/image3.png" xlink:type="simple" xlink:show="embed" xlink:actuate="onLoad"/>
        <svg:title/>
        <svg:desc>HD-ShadowShort.png</svg:desc>
      </draw:frame>
      <draw:custom-shape svg:x="0in" svg:y="0.66667in" svg:width="11.41493in" svg:height="1.49628in" draw:id="id78" draw:style-name="a297" draw:name="Rectangle 9">
        <svg:title/>
        <svg:desc/>
        <draw:enhanced-geometry xmlns:dr3d="urn:oasis:names:tc:opendocument:xmlns:dr3d:1.0" draw:type="non-primitive" svg:viewBox="0 0 21600 21600" draw:enhanced-path="M 0 0 L 21600 0 21600 21600 0 21600 Z N"/>
      </draw:custom-shape>
      <draw:custom-shape svg:x="11.5768in" svg:y="0.66667in" svg:width="1.75306in" svg:height="1.49628in" draw:id="id79" draw:style-name="a298" draw:name="Rectangle 10">
        <svg:title/>
        <svg:desc/>
        <draw:enhanced-geometry xmlns:dr3d="urn:oasis:names:tc:opendocument:xmlns:dr3d:1.0" draw:type="non-primitive" svg:viewBox="0 0 21600 21600" draw:enhanced-path="M 0 0 L 21600 0 21600 21600 0 21600 Z N"/>
      </draw:custom-shape>
      <draw:frame draw:id="id80" presentation:style-name="a302" draw:name="Title 1" svg:x="0.74401in" svg:y="0.82374in" svg:width="10.51384in" svg:height="1.18213in" presentation:class="title" presentation:placeholder="false">
        <draw:text-box>
          <text:p text:style-name="a301" text:class-names="" text:cond-style-name=""><text:span text:style-name="a299" text:class-names="">Click to edit Master title style</text:span><text:span text:style-name="a300" text:class-names=""/></text:p>
        </draw:text-box>
        <svg:title/>
        <svg:desc/>
      </draw:frame>
      <draw:frame draw:id="id81" presentation:style-name="a319" draw:name="Content Placeholder 2" svg:x="5.1245in" svg:y="2.55564in" svg:width="6.13335in" svg:height="3.93626in" presentation:class="object" presentation:placeholder="false">
        <draw:text-box>
          <text:list text:style-name="a305">
            <text:list-item>
              <text:p text:style-name="a304" text:class-names="" text:cond-style-name=""><text:span text:style-name="a303" text:class-names="">Click to edit Master text styles</text:span></text:p>
            </text:list-item>
          </text:list>
          <text:list text:style-name="a308">
            <text:list-item>
              <text:list text:style-name="a308">
                <text:list-item>
                  <text:p text:style-name="a307" text:class-names="" text:cond-style-name=""><text:span text:style-name="a306" text:class-names="">Second level</text:span></text:p>
                </text:list-item>
              </text:list>
            </text:list-item>
          </text:list>
          <text:list text:style-name="a311">
            <text:list-item>
              <text:list text:style-name="a311">
                <text:list-item>
                  <text:list text:style-name="a311">
                    <text:list-item>
                      <text:p text:style-name="a310" text:class-names="" text:cond-style-name=""><text:span text:style-name="a309" text:class-names="">Third level</text:span></text:p>
                    </text:list-item>
                  </text:list>
                </text:list-item>
              </text:list>
            </text:list-item>
          </text:list>
          <text:list text:style-name="a314">
            <text:list-item>
              <text:list text:style-name="a314">
                <text:list-item>
                  <text:list text:style-name="a314">
                    <text:list-item>
                      <text:list text:style-name="a314">
                        <text:list-item>
                          <text:p text:style-name="a313" text:class-names="" text:cond-style-name=""><text:span text:style-name="a312" text:class-names="">Fourth level</text:span></text:p>
                        </text:list-item>
                      </text:list>
                    </text:list-item>
                  </text:list>
                </text:list-item>
              </text:list>
            </text:list-item>
          </text:list>
          <text:list text:style-name="a318">
            <text:list-item>
              <text:list text:style-name="a318">
                <text:list-item>
                  <text:list text:style-name="a318">
                    <text:list-item>
                      <text:list text:style-name="a318">
                        <text:list-item>
                          <text:list text:style-name="a318">
                            <text:list-item>
                              <text:p text:style-name="a317" text:class-names="" text:cond-style-name=""><text:span text:style-name="a315" text:class-names="">Fifth level</text:span><text:span text:style-name="a316" text:class-names=""/></text:p>
                            </text:list-item>
                          </text:list>
                        </text:list-item>
                      </text:list>
                    </text:list-item>
                  </text:list>
                </text:list-item>
              </text:list>
            </text:list-item>
          </text:list>
        </draw:text-box>
        <svg:title/>
        <svg:desc/>
      </draw:frame>
      <draw:frame draw:id="id82" presentation:style-name="a323" draw:name="Text Placeholder 3" svg:x="0.74401in" svg:y="2.55563in" svg:width="4.14488in" svg:height="3.93626in" presentation:class="outline" presentation:placeholder="false">
        <draw:text-box>
          <text:list text:style-name="a322">
            <text:list-item>
              <text:p text:style-name="a321" text:class-names="" text:cond-style-name=""><text:span text:style-name="a320" text:class-names="">Click to edit Master text styles</text:span></text:p>
            </text:list-item>
          </text:list>
        </draw:text-box>
        <svg:title/>
        <svg:desc/>
      </draw:frame>
      <draw:frame draw:id="id83" presentation:style-name="a328" draw:name="Date Placeholder 4" svg:x="8.25785in" svg:y="6.49189in" svg:width="3in" svg:height="0.39931in" presentation:class="date-time" presentation:placeholder="false">
        <draw:text-box>
          <text:p text:style-name="a327" text:class-names="" text:cond-style-name=""><text:span text:style-name="a324" text:class-names=""><text:date text:fixed="false" style:data-style-name="a325">11/03/2022</text:date></text:span><text:span text:style-name="a326" text:class-names=""/></text:p>
        </draw:text-box>
        <svg:title/>
        <svg:desc/>
      </draw:frame>
      <draw:frame draw:id="id84" presentation:style-name="a331" draw:name="Footer Placeholder 5" svg:x="0.74401in" svg:y="6.49189in" svg:width="7.51385in" svg:height="0.39931in" presentation:class="footer" presentation:placeholder="false">
        <draw:text-box>
          <text:p text:style-name="a330" text:class-names="" text:cond-style-name=""><text:span text:style-name="a329" text:class-names=""/></text:p>
        </draw:text-box>
        <svg:title/>
        <svg:desc/>
      </draw:frame>
      <draw:frame draw:id="id85" presentation:style-name="a335" draw:name="Slide Number Placeholder 6" svg:x="11.73387in" svg:y="0.82374in" svg:width="1.26219in" svg:height="1.1929in" presentation:class="page-number" presentation:placeholder="false">
        <draw:text-box>
          <text:p text:style-name="a334" text:class-names="" text:cond-style-name=""><text:span text:style-name="a332" text:class-names=""><text:page-number style:num-format="1" text:fixed="false"/></text:span><text:span text:style-name="a333" text:class-names=""/></text:p>
        </draw:text-box>
        <svg:title/>
        <svg:desc/>
      </draw:frame>
    </style:master-page>
    <style:master-page style:name="Master1-Layout9-picTx-Picture-with-Caption" style:page-layout-name="pageLayout1" draw:style-name="a337">
      <draw:frame draw:id="id86" draw:layer="Master1-bg" draw:style-name="a338" draw:name="Picture 11" svg:x="0in" svg:y="0in" svg:width="13.33333in" svg:height="7.5in" style:rel-width="scale" style:rel-height="scale">
        <draw:image xlink:href="media/image1.png" xlink:type="simple" xlink:show="embed" xlink:actuate="onLoad"/>
        <svg:title/>
        <svg:desc>hashOverlay-FullResolve.png</svg:desc>
      </draw:frame>
      <draw:frame draw:id="id87" draw:style-name="a339" draw:name="Picture 7" svg:x="0in" svg:y="2.15468in" svg:width="11.41493in" svg:height="0.35123in" style:rel-width="scale" style:rel-height="scale">
        <draw:image xlink:href="media/image2.png" xlink:type="simple" xlink:show="embed" xlink:actuate="onLoad"/>
        <svg:title/>
        <svg:desc>HD-ShadowLong.png</svg:desc>
      </draw:frame>
      <draw:frame draw:id="id88" draw:style-name="a340" draw:name="Picture 8" svg:x="11.5768in" svg:y="2.15577in" svg:width="1.75306in" svg:height="0.15778in" style:rel-width="scale" style:rel-height="scale">
        <draw:image xlink:href="media/image3.png" xlink:type="simple" xlink:show="embed" xlink:actuate="onLoad"/>
        <svg:title/>
        <svg:desc>HD-ShadowShort.png</svg:desc>
      </draw:frame>
      <draw:custom-shape svg:x="0in" svg:y="0.66667in" svg:width="11.41493in" svg:height="1.49628in" draw:id="id89" draw:style-name="a341" draw:name="Rectangle 9">
        <svg:title/>
        <svg:desc/>
        <draw:enhanced-geometry xmlns:dr3d="urn:oasis:names:tc:opendocument:xmlns:dr3d:1.0" draw:type="non-primitive" svg:viewBox="0 0 21600 21600" draw:enhanced-path="M 0 0 L 21600 0 21600 21600 0 21600 Z N"/>
      </draw:custom-shape>
      <draw:custom-shape svg:x="11.5768in" svg:y="0.66667in" svg:width="1.75306in" svg:height="1.49628in" draw:id="id90" draw:style-name="a342" draw:name="Rectangle 10">
        <svg:title/>
        <svg:desc/>
        <draw:enhanced-geometry xmlns:dr3d="urn:oasis:names:tc:opendocument:xmlns:dr3d:1.0" draw:type="non-primitive" svg:viewBox="0 0 21600 21600" draw:enhanced-path="M 0 0 L 21600 0 21600 21600 0 21600 Z N"/>
      </draw:custom-shape>
      <draw:frame draw:id="id91" presentation:style-name="a346" draw:name="Title 1" svg:x="0.74401in" svg:y="0.82374in" svg:width="10.51384in" svg:height="1.18213in" presentation:class="title" presentation:placeholder="false">
        <draw:text-box>
          <text:p text:style-name="a345" text:class-names="" text:cond-style-name=""><text:span text:style-name="a343" text:class-names="">Click to edit Master title style</text:span><text:span text:style-name="a344" text:class-names=""/></text:p>
        </draw:text-box>
        <svg:title/>
        <svg:desc/>
      </draw:frame>
      <draw:frame draw:id="id92" presentation:style-name="a350" draw:name="Picture Placeholder 2" svg:x="5.32407in" svg:y="2.55564in" svg:width="5.93378in" svg:height="3.93626in" presentation:class="graphic" presentation:placeholder="false">
        <draw:text-box>
          <text:p text:style-name="a349" text:class-names="" text:cond-style-name=""><text:span text:style-name="a347" text:class-names="">Click icon to add picture</text:span><text:span text:style-name="a348" text:class-names=""/></text:p>
        </draw:text-box>
        <svg:title/>
        <svg:desc/>
      </draw:frame>
      <draw:frame draw:id="id93" presentation:style-name="a354" draw:name="Text Placeholder 3" svg:x="0.74401in" svg:y="2.55564in" svg:width="4.23913in" svg:height="3.93626in" presentation:class="outline" presentation:placeholder="false">
        <draw:text-box>
          <text:list text:style-name="a353">
            <text:list-item>
              <text:p text:style-name="a352" text:class-names="" text:cond-style-name=""><text:span text:style-name="a351" text:class-names="">Click to edit Master text styles</text:span></text:p>
            </text:list-item>
          </text:list>
        </draw:text-box>
        <svg:title/>
        <svg:desc/>
      </draw:frame>
      <draw:frame draw:id="id94" presentation:style-name="a359" draw:name="Date Placeholder 4" svg:x="8.25785in" svg:y="6.49189in" svg:width="3in" svg:height="0.39931in" presentation:class="date-time" presentation:placeholder="false">
        <draw:text-box>
          <text:p text:style-name="a358" text:class-names="" text:cond-style-name=""><text:span text:style-name="a355" text:class-names=""><text:date text:fixed="false" style:data-style-name="a356">11/03/2022</text:date></text:span><text:span text:style-name="a357" text:class-names=""/></text:p>
        </draw:text-box>
        <svg:title/>
        <svg:desc/>
      </draw:frame>
      <draw:frame draw:id="id95" presentation:style-name="a362" draw:name="Footer Placeholder 5" svg:x="0.74401in" svg:y="6.49189in" svg:width="7.51385in" svg:height="0.39931in" presentation:class="footer" presentation:placeholder="false">
        <draw:text-box>
          <text:p text:style-name="a361" text:class-names="" text:cond-style-name=""><text:span text:style-name="a360" text:class-names=""/></text:p>
        </draw:text-box>
        <svg:title/>
        <svg:desc/>
      </draw:frame>
      <draw:frame draw:id="id96" presentation:style-name="a366" draw:name="Slide Number Placeholder 6" svg:x="11.73387in" svg:y="0.82374in" svg:width="1.26219in" svg:height="1.1929in" presentation:class="page-number" presentation:placeholder="false">
        <draw:text-box>
          <text:p text:style-name="a365" text:class-names="" text:cond-style-name=""><text:span text:style-name="a363" text:class-names=""><text:page-number style:num-format="1" text:fixed="false"/></text:span><text:span text:style-name="a364" text:class-names=""/></text:p>
        </draw:text-box>
        <svg:title/>
        <svg:desc/>
      </draw:frame>
    </style:master-page>
    <style:master-page style:name="Master1-Layout10-cust-Panoramic-Picture-with-Caption" style:page-layout-name="pageLayout1" draw:style-name="a368">
      <draw:frame draw:id="id97" draw:layer="Master1-bg" draw:style-name="a369" draw:name="Picture 11" svg:x="0in" svg:y="0in" svg:width="13.33333in" svg:height="7.5in" style:rel-width="scale" style:rel-height="scale">
        <draw:image xlink:href="media/image1.png" xlink:type="simple" xlink:show="embed" xlink:actuate="onLoad"/>
        <svg:title/>
        <svg:desc>hashOverlay-FullResolve.png</svg:desc>
      </draw:frame>
      <draw:frame draw:id="id98" draw:style-name="a370" draw:name="Picture 7" svg:x="0in" svg:y="6.48363in" svg:width="11.41493in" svg:height="0.35123in" style:rel-width="scale" style:rel-height="scale">
        <draw:image xlink:href="media/image2.png" xlink:type="simple" xlink:show="embed" xlink:actuate="onLoad"/>
        <svg:title/>
        <svg:desc>HD-ShadowLong.png</svg:desc>
      </draw:frame>
      <draw:frame draw:id="id99" draw:style-name="a371" draw:name="Picture 8" svg:x="11.5768in" svg:y="6.48471in" svg:width="1.75306in" svg:height="0.15778in" style:rel-width="scale" style:rel-height="scale">
        <draw:image xlink:href="media/image3.png" xlink:type="simple" xlink:show="embed" xlink:actuate="onLoad"/>
        <svg:title/>
        <svg:desc>HD-ShadowShort.png</svg:desc>
      </draw:frame>
      <draw:custom-shape svg:x="0in" svg:y="4.99561in" svg:width="11.41493in" svg:height="1.49628in" draw:id="id100" draw:style-name="a372" draw:name="Rectangle 9">
        <svg:title/>
        <svg:desc/>
        <draw:enhanced-geometry xmlns:dr3d="urn:oasis:names:tc:opendocument:xmlns:dr3d:1.0" draw:type="non-primitive" svg:viewBox="0 0 21600 21600" draw:enhanced-path="M 0 0 L 21600 0 21600 21600 0 21600 Z N"/>
      </draw:custom-shape>
      <draw:custom-shape svg:x="11.5768in" svg:y="4.99561in" svg:width="1.75306in" svg:height="1.49628in" draw:id="id101" draw:style-name="a373" draw:name="Rectangle 10">
        <svg:title/>
        <svg:desc/>
        <draw:enhanced-geometry xmlns:dr3d="urn:oasis:names:tc:opendocument:xmlns:dr3d:1.0" draw:type="non-primitive" svg:viewBox="0 0 21600 21600" draw:enhanced-path="M 0 0 L 21600 0 21600 21600 0 21600 Z N"/>
      </draw:custom-shape>
      <draw:frame draw:id="id102" presentation:style-name="a377" draw:name="Title 1" svg:x="0.74401in" svg:y="5.15269in" svg:width="10.51384in" svg:height="0.49546in" presentation:class="title" presentation:placeholder="false">
        <draw:text-box>
          <text:p text:style-name="a376" text:class-names="" text:cond-style-name=""><text:span text:style-name="a374" text:class-names="">Click to edit Master title style</text:span><text:span text:style-name="a375" text:class-names=""/></text:p>
        </draw:text-box>
        <svg:title/>
        <svg:desc/>
      </draw:frame>
      <draw:frame draw:id="id103" presentation:style-name="a381" draw:name="Picture Placeholder 2" svg:x="0.74401in" svg:y="0.66666in" svg:width="10.51384in" svg:height="3.92561in" presentation:class="graphic" presentation:placeholder="false">
        <draw:text-box>
          <text:p text:style-name="a380" text:class-names="" text:cond-style-name=""><text:span text:style-name="a378" text:class-names="">Click icon to add picture</text:span><text:span text:style-name="a379" text:class-names=""/></text:p>
        </draw:text-box>
        <svg:title/>
        <svg:desc/>
      </draw:frame>
      <draw:frame draw:id="id104" presentation:style-name="a385" draw:name="Text Placeholder 3" svg:x="0.74401in" svg:y="5.65352in" svg:width="10.51385in" svg:height="0.68129in" presentation:class="outline" presentation:placeholder="false">
        <draw:text-box>
          <text:list text:style-name="a384">
            <text:list-item>
              <text:p text:style-name="a383" text:class-names="" text:cond-style-name=""><text:span text:style-name="a382" text:class-names="">Click to edit Master text styles</text:span></text:p>
            </text:list-item>
          </text:list>
        </draw:text-box>
        <svg:title/>
        <svg:desc/>
      </draw:frame>
      <draw:frame draw:id="id105" presentation:style-name="a390" draw:name="Date Placeholder 4" svg:x="8.25785in" svg:y="6.49189in" svg:width="3in" svg:height="0.39931in" presentation:class="date-time" presentation:placeholder="false">
        <draw:text-box>
          <text:p text:style-name="a389" text:class-names="" text:cond-style-name=""><text:span text:style-name="a386" text:class-names=""><text:date text:fixed="false" style:data-style-name="a387">11/03/2022</text:date></text:span><text:span text:style-name="a388" text:class-names=""/></text:p>
        </draw:text-box>
        <svg:title/>
        <svg:desc/>
      </draw:frame>
      <draw:frame draw:id="id106" presentation:style-name="a393" draw:name="Footer Placeholder 5" svg:x="0.74401in" svg:y="6.49189in" svg:width="7.51385in" svg:height="0.39931in" presentation:class="footer" presentation:placeholder="false">
        <draw:text-box>
          <text:p text:style-name="a392" text:class-names="" text:cond-style-name=""><text:span text:style-name="a391" text:class-names=""/></text:p>
        </draw:text-box>
        <svg:title/>
        <svg:desc/>
      </draw:frame>
      <draw:frame draw:id="id107" presentation:style-name="a397" draw:name="Slide Number Placeholder 6" svg:x="11.73387in" svg:y="5.15235in" svg:width="1.26219in" svg:height="1.1929in" presentation:class="page-number" presentation:placeholder="false">
        <draw:text-box>
          <text:p text:style-name="a396" text:class-names="" text:cond-style-name=""><text:span text:style-name="a394" text:class-names=""><text:page-number style:num-format="1" text:fixed="false"/></text:span><text:span text:style-name="a395" text:class-names=""/></text:p>
        </draw:text-box>
        <svg:title/>
        <svg:desc/>
      </draw:frame>
    </style:master-page>
    <style:master-page style:name="Master1-Layout11-cust-Title-and-Caption" style:page-layout-name="pageLayout1" draw:style-name="a399">
      <draw:frame draw:id="id108" draw:layer="Master1-bg" draw:style-name="a400" draw:name="Picture 11" svg:x="0in" svg:y="0in" svg:width="13.33333in" svg:height="7.5in" style:rel-width="scale" style:rel-height="scale">
        <draw:image xlink:href="media/image1.png" xlink:type="simple" xlink:show="embed" xlink:actuate="onLoad"/>
        <svg:title/>
        <svg:desc>hashOverlay-FullResolve.png</svg:desc>
      </draw:frame>
      <draw:frame draw:id="id109" draw:style-name="a401" draw:name="Picture 7" svg:x="0in" svg:y="6.48363in" svg:width="11.41493in" svg:height="0.35123in" style:rel-width="scale" style:rel-height="scale">
        <draw:image xlink:href="media/image2.png" xlink:type="simple" xlink:show="embed" xlink:actuate="onLoad"/>
        <svg:title/>
        <svg:desc>HD-ShadowLong.png</svg:desc>
      </draw:frame>
      <draw:frame draw:id="id110" draw:style-name="a402" draw:name="Picture 8" svg:x="11.5768in" svg:y="6.48471in" svg:width="1.75306in" svg:height="0.15778in" style:rel-width="scale" style:rel-height="scale">
        <draw:image xlink:href="media/image3.png" xlink:type="simple" xlink:show="embed" xlink:actuate="onLoad"/>
        <svg:title/>
        <svg:desc>HD-ShadowShort.png</svg:desc>
      </draw:frame>
      <draw:custom-shape svg:x="0in" svg:y="4.99561in" svg:width="11.41493in" svg:height="1.49628in" draw:id="id111" draw:style-name="a403" draw:name="Rectangle 9">
        <svg:title/>
        <svg:desc/>
        <draw:enhanced-geometry xmlns:dr3d="urn:oasis:names:tc:opendocument:xmlns:dr3d:1.0" draw:type="non-primitive" svg:viewBox="0 0 21600 21600" draw:enhanced-path="M 0 0 L 21600 0 21600 21600 0 21600 Z N"/>
      </draw:custom-shape>
      <draw:custom-shape svg:x="11.5768in" svg:y="4.99561in" svg:width="1.75306in" svg:height="1.49628in" draw:id="id112" draw:style-name="a404" draw:name="Rectangle 10">
        <svg:title/>
        <svg:desc/>
        <draw:enhanced-geometry xmlns:dr3d="urn:oasis:names:tc:opendocument:xmlns:dr3d:1.0" draw:type="non-primitive" svg:viewBox="0 0 21600 21600" draw:enhanced-path="M 0 0 L 21600 0 21600 21600 0 21600 Z N"/>
      </draw:custom-shape>
      <draw:frame draw:id="id113" presentation:style-name="a408" draw:name="Title 1" svg:x="0.74401in" svg:y="0.66666in" svg:width="10.51384in" svg:height="3.92908in" presentation:class="title" presentation:placeholder="false">
        <draw:text-box>
          <text:p text:style-name="a407" text:class-names="" text:cond-style-name=""><text:span text:style-name="a405" text:class-names="">Click to edit Master title style</text:span><text:span text:style-name="a406" text:class-names=""/></text:p>
        </draw:text-box>
        <svg:title/>
        <svg:desc/>
      </draw:frame>
      <draw:frame draw:id="id114" presentation:style-name="a412" draw:name="Text Placeholder 3" svg:x="0.74401in" svg:y="5.15268in" svg:width="10.51384in" svg:height="1.1929in" presentation:class="outline" presentation:placeholder="false">
        <draw:text-box>
          <text:list text:style-name="a411">
            <text:list-item>
              <text:p text:style-name="a410" text:class-names="" text:cond-style-name=""><text:span text:style-name="a409" text:class-names="">Click to edit Master text styles</text:span></text:p>
            </text:list-item>
          </text:list>
        </draw:text-box>
        <svg:title/>
        <svg:desc/>
      </draw:frame>
      <draw:frame draw:id="id115" presentation:style-name="a417" draw:name="Date Placeholder 4" svg:x="8.25785in" svg:y="6.49189in" svg:width="3in" svg:height="0.39931in" presentation:class="date-time" presentation:placeholder="false">
        <draw:text-box>
          <text:p text:style-name="a416" text:class-names="" text:cond-style-name=""><text:span text:style-name="a413" text:class-names=""><text:date text:fixed="false" style:data-style-name="a414">11/03/2022</text:date></text:span><text:span text:style-name="a415" text:class-names=""/></text:p>
        </draw:text-box>
        <svg:title/>
        <svg:desc/>
      </draw:frame>
      <draw:frame draw:id="id116" presentation:style-name="a420" draw:name="Footer Placeholder 5" svg:x="0.74401in" svg:y="6.49189in" svg:width="7.51385in" svg:height="0.39931in" presentation:class="footer" presentation:placeholder="false">
        <draw:text-box>
          <text:p text:style-name="a419" text:class-names="" text:cond-style-name=""><text:span text:style-name="a418" text:class-names=""/></text:p>
        </draw:text-box>
        <svg:title/>
        <svg:desc/>
      </draw:frame>
      <draw:frame draw:id="id117" presentation:style-name="a424" draw:name="Slide Number Placeholder 6" svg:x="11.73387in" svg:y="5.15268in" svg:width="1.26219in" svg:height="1.1929in" presentation:class="page-number" presentation:placeholder="false">
        <draw:text-box>
          <text:p text:style-name="a423" text:class-names="" text:cond-style-name=""><text:span text:style-name="a421" text:class-names=""><text:page-number style:num-format="1" text:fixed="false"/></text:span><text:span text:style-name="a422" text:class-names=""/></text:p>
        </draw:text-box>
        <svg:title/>
        <svg:desc/>
      </draw:frame>
    </style:master-page>
    <style:master-page style:name="Master1-Layout12-cust-Quote-with-Caption" style:page-layout-name="pageLayout1" draw:style-name="a426">
      <draw:frame draw:id="id118" draw:layer="Master1-bg" draw:style-name="a427" draw:name="Picture 17" svg:x="0in" svg:y="0in" svg:width="13.33333in" svg:height="7.5in" style:rel-width="scale" style:rel-height="scale">
        <draw:image xlink:href="media/image1.png" xlink:type="simple" xlink:show="embed" xlink:actuate="onLoad"/>
        <svg:title/>
        <svg:desc>hashOverlay-FullResolve.png</svg:desc>
      </draw:frame>
      <draw:frame draw:id="id119" draw:style-name="a428" draw:name="Picture 10" svg:x="0in" svg:y="6.48363in" svg:width="11.41493in" svg:height="0.35123in" style:rel-width="scale" style:rel-height="scale">
        <draw:image xlink:href="media/image2.png" xlink:type="simple" xlink:show="embed" xlink:actuate="onLoad"/>
        <svg:title/>
        <svg:desc>HD-ShadowLong.png</svg:desc>
      </draw:frame>
      <draw:frame draw:id="id120" draw:style-name="a429" draw:name="Picture 12" svg:x="11.5768in" svg:y="6.48471in" svg:width="1.75306in" svg:height="0.15778in" style:rel-width="scale" style:rel-height="scale">
        <draw:image xlink:href="media/image3.png" xlink:type="simple" xlink:show="embed" xlink:actuate="onLoad"/>
        <svg:title/>
        <svg:desc>HD-ShadowShort.png</svg:desc>
      </draw:frame>
      <draw:custom-shape svg:x="0in" svg:y="4.99561in" svg:width="11.41493in" svg:height="1.49628in" draw:id="id121" draw:style-name="a430" draw:name="Rectangle 13">
        <svg:title/>
        <svg:desc/>
        <draw:enhanced-geometry xmlns:dr3d="urn:oasis:names:tc:opendocument:xmlns:dr3d:1.0" draw:type="non-primitive" svg:viewBox="0 0 21600 21600" draw:enhanced-path="M 0 0 L 21600 0 21600 21600 0 21600 Z N"/>
      </draw:custom-shape>
      <draw:custom-shape svg:x="11.5768in" svg:y="4.99561in" svg:width="1.75306in" svg:height="1.49628in" draw:id="id122" draw:style-name="a431" draw:name="Rectangle 14">
        <svg:title/>
        <svg:desc/>
        <draw:enhanced-geometry xmlns:dr3d="urn:oasis:names:tc:opendocument:xmlns:dr3d:1.0" draw:type="non-primitive" svg:viewBox="0 0 21600 21600" draw:enhanced-path="M 0 0 L 21600 0 21600 21600 0 21600 Z N"/>
      </draw:custom-shape>
      <draw:frame draw:id="id123" presentation:style-name="a435" draw:name="Title 1" svg:x="1.23344in" svg:y="0.66666in" svg:width="9.53508in" svg:height="3.32028in" presentation:class="title" presentation:placeholder="false">
        <draw:text-box>
          <text:p text:style-name="a434" text:class-names="" text:cond-style-name=""><text:span text:style-name="a432" text:class-names="">Click to edit Master title style</text:span><text:span text:style-name="a433" text:class-names=""/></text:p>
        </draw:text-box>
        <svg:title/>
        <svg:desc/>
      </draw:frame>
      <draw:frame draw:id="id124" presentation:style-name="a439" draw:name="Text Placeholder 3" svg:x="1.53356in" svg:y="3.99538in" svg:width="8.92014in" svg:height="0.60036in" presentation:class="outline" presentation:placeholder="false">
        <draw:text-box>
          <text:list text:style-name="a438">
            <text:list-item>
              <text:p text:style-name="a437" text:class-names="" text:cond-style-name=""><text:span text:style-name="a436" text:class-names="">Click to edit Master text styles</text:span></text:p>
            </text:list-item>
          </text:list>
        </draw:text-box>
        <svg:title/>
        <svg:desc/>
      </draw:frame>
      <draw:frame draw:id="id125" presentation:style-name="a443" draw:name="Text Placeholder 3" svg:x="0.74401in" svg:y="5.15268in" svg:width="10.51384in" svg:height="1.1929in" presentation:class="outline" presentation:placeholder="false">
        <draw:text-box>
          <text:list text:style-name="a442">
            <text:list-item>
              <text:p text:style-name="a441" text:class-names="" text:cond-style-name=""><text:span text:style-name="a440" text:class-names="">Click to edit Master text styles</text:span></text:p>
            </text:list-item>
          </text:list>
        </draw:text-box>
        <svg:title/>
        <svg:desc/>
      </draw:frame>
      <draw:frame draw:id="id126" presentation:style-name="a448" draw:name="Date Placeholder 4" svg:x="8.25785in" svg:y="6.49189in" svg:width="3in" svg:height="0.39931in" presentation:class="date-time" presentation:placeholder="false">
        <draw:text-box>
          <text:p text:style-name="a447" text:class-names="" text:cond-style-name=""><text:span text:style-name="a444" text:class-names=""><text:date text:fixed="false" style:data-style-name="a445">11/03/2022</text:date></text:span><text:span text:style-name="a446" text:class-names=""/></text:p>
        </draw:text-box>
        <svg:title/>
        <svg:desc/>
      </draw:frame>
      <draw:frame draw:id="id127" presentation:style-name="a451" draw:name="Footer Placeholder 5" svg:x="0.74401in" svg:y="6.49189in" svg:width="7.51385in" svg:height="0.39931in" presentation:class="footer" presentation:placeholder="false">
        <draw:text-box>
          <text:p text:style-name="a450" text:class-names="" text:cond-style-name=""><text:span text:style-name="a449" text:class-names=""/></text:p>
        </draw:text-box>
        <svg:title/>
        <svg:desc/>
      </draw:frame>
      <draw:frame draw:id="id128" presentation:style-name="a455" draw:name="Slide Number Placeholder 6" svg:x="11.73387in" svg:y="5.15084in" svg:width="1.26219in" svg:height="1.1929in" presentation:class="page-number" presentation:placeholder="false">
        <draw:text-box>
          <text:p text:style-name="a454" text:class-names="" text:cond-style-name=""><text:span text:style-name="a452" text:class-names=""><text:page-number style:num-format="1" text:fixed="false"/></text:span><text:span text:style-name="a453" text:class-names=""/></text:p>
        </draw:text-box>
        <svg:title/>
        <svg:desc/>
      </draw:frame>
      <draw:frame draw:id="id129" draw:style-name="a458" draw:name="TextBox 15" svg:x="0.6382in" svg:y="0.81815in" svg:width="0.66667in" svg:height="0.63952in">
        <draw:text-box>
          <text:p text:style-name="a457" text:class-names="" text:cond-style-name=""><text:span text:style-name="a456" text:class-names="">“</text:span></text:p>
        </draw:text-box>
        <svg:title/>
        <svg:desc/>
      </draw:frame>
      <draw:frame draw:id="id130" draw:style-name="a461" draw:name="TextBox 16" svg:x="10.56738in" svg:y="3.3175in" svg:width="0.66667in" svg:height="0.63952in">
        <draw:text-box>
          <text:p text:style-name="a460" text:class-names="" text:cond-style-name=""><text:span text:style-name="a459" text:class-names="">”</text:span></text:p>
        </draw:text-box>
        <svg:title/>
        <svg:desc/>
      </draw:frame>
    </style:master-page>
    <style:master-page style:name="Master1-Layout13-cust-Name-Card" style:page-layout-name="pageLayout1" draw:style-name="a463">
      <draw:frame draw:id="id131" draw:layer="Master1-bg" draw:style-name="a464" draw:name="Picture 12" svg:x="0in" svg:y="0in" svg:width="13.33333in" svg:height="7.5in" style:rel-width="scale" style:rel-height="scale">
        <draw:image xlink:href="media/image1.png" xlink:type="simple" xlink:show="embed" xlink:actuate="onLoad"/>
        <svg:title/>
        <svg:desc>hashOverlay-FullResolve.png</svg:desc>
      </draw:frame>
      <draw:frame draw:id="id132" draw:style-name="a465" draw:name="Picture 8" svg:x="0in" svg:y="6.48363in" svg:width="11.41493in" svg:height="0.35123in" style:rel-width="scale" style:rel-height="scale">
        <draw:image xlink:href="media/image2.png" xlink:type="simple" xlink:show="embed" xlink:actuate="onLoad"/>
        <svg:title/>
        <svg:desc>HD-ShadowLong.png</svg:desc>
      </draw:frame>
      <draw:frame draw:id="id133" draw:style-name="a466" draw:name="Picture 9" svg:x="11.5768in" svg:y="6.48471in" svg:width="1.75306in" svg:height="0.15778in" style:rel-width="scale" style:rel-height="scale">
        <draw:image xlink:href="media/image3.png" xlink:type="simple" xlink:show="embed" xlink:actuate="onLoad"/>
        <svg:title/>
        <svg:desc>HD-ShadowShort.png</svg:desc>
      </draw:frame>
      <draw:custom-shape svg:x="0in" svg:y="4.99561in" svg:width="11.41493in" svg:height="1.49628in" draw:id="id134" draw:style-name="a467" draw:name="Rectangle 10">
        <svg:title/>
        <svg:desc/>
        <draw:enhanced-geometry xmlns:dr3d="urn:oasis:names:tc:opendocument:xmlns:dr3d:1.0" draw:type="non-primitive" svg:viewBox="0 0 21600 21600" draw:enhanced-path="M 0 0 L 21600 0 21600 21600 0 21600 Z N"/>
      </draw:custom-shape>
      <draw:custom-shape svg:x="11.5768in" svg:y="4.99561in" svg:width="1.75306in" svg:height="1.49628in" draw:id="id135" draw:style-name="a468" draw:name="Rectangle 11">
        <svg:title/>
        <svg:desc/>
        <draw:enhanced-geometry xmlns:dr3d="urn:oasis:names:tc:opendocument:xmlns:dr3d:1.0" draw:type="non-primitive" svg:viewBox="0 0 21600 21600" draw:enhanced-path="M 0 0 L 21600 0 21600 21600 0 21600 Z N"/>
      </draw:custom-shape>
      <draw:frame draw:id="id136" presentation:style-name="a472" draw:name="Title 1" svg:x="0.74401in" svg:y="5.15268in" svg:width="10.51385in" svg:height="0.64363in" presentation:class="title" presentation:placeholder="false">
        <draw:text-box>
          <text:p text:style-name="a471" text:class-names="" text:cond-style-name=""><text:span text:style-name="a469" text:class-names="">Click to edit Master title style</text:span><text:span text:style-name="a470" text:class-names=""/></text:p>
        </draw:text-box>
        <svg:title/>
        <svg:desc/>
      </draw:frame>
      <draw:frame draw:id="id137" presentation:style-name="a476" draw:name="Text Placeholder 3" svg:x="0.74401in" svg:y="5.79631in" svg:width="10.51385in" svg:height="0.54927in" presentation:class="outline" presentation:placeholder="false">
        <draw:text-box>
          <text:list text:style-name="a475">
            <text:list-item>
              <text:p text:style-name="a474" text:class-names="" text:cond-style-name=""><text:span text:style-name="a473" text:class-names="">Click to edit Master text styles</text:span></text:p>
            </text:list-item>
          </text:list>
        </draw:text-box>
        <svg:title/>
        <svg:desc/>
      </draw:frame>
      <draw:frame draw:id="id138" presentation:style-name="a481" draw:name="Date Placeholder 4" svg:x="8.25785in" svg:y="6.49189in" svg:width="3in" svg:height="0.39931in" presentation:class="date-time" presentation:placeholder="false">
        <draw:text-box>
          <text:p text:style-name="a480" text:class-names="" text:cond-style-name=""><text:span text:style-name="a477" text:class-names=""><text:date text:fixed="false" style:data-style-name="a478">11/03/2022</text:date></text:span><text:span text:style-name="a479" text:class-names=""/></text:p>
        </draw:text-box>
        <svg:title/>
        <svg:desc/>
      </draw:frame>
      <draw:frame draw:id="id139" presentation:style-name="a484" draw:name="Footer Placeholder 5" svg:x="0.74401in" svg:y="6.49189in" svg:width="7.51385in" svg:height="0.39931in" presentation:class="footer" presentation:placeholder="false">
        <draw:text-box>
          <text:p text:style-name="a483" text:class-names="" text:cond-style-name=""><text:span text:style-name="a482" text:class-names=""/></text:p>
        </draw:text-box>
        <svg:title/>
        <svg:desc/>
      </draw:frame>
      <draw:frame draw:id="id140" presentation:style-name="a488" draw:name="Slide Number Placeholder 6" svg:x="11.73387in" svg:y="5.15084in" svg:width="1.26219in" svg:height="1.1929in" presentation:class="page-number" presentation:placeholder="false">
        <draw:text-box>
          <text:p text:style-name="a487" text:class-names="" text:cond-style-name=""><text:span text:style-name="a485" text:class-names=""><text:page-number style:num-format="1" text:fixed="false"/></text:span><text:span text:style-name="a486" text:class-names=""/></text:p>
        </draw:text-box>
        <svg:title/>
        <svg:desc/>
      </draw:frame>
    </style:master-page>
    <style:master-page style:name="Master1-Layout14-cust-3-Column" style:page-layout-name="pageLayout1" draw:style-name="a490">
      <draw:frame draw:id="id141" draw:layer="Master1-bg" draw:style-name="a491" draw:name="Picture 17" svg:x="0in" svg:y="0in" svg:width="13.33333in" svg:height="7.5in" style:rel-width="scale" style:rel-height="scale">
        <draw:image xlink:href="media/image1.png" xlink:type="simple" xlink:show="embed" xlink:actuate="onLoad"/>
        <svg:title/>
        <svg:desc>hashOverlay-FullResolve.png</svg:desc>
      </draw:frame>
      <draw:frame draw:id="id142" draw:style-name="a492" draw:name="Picture 12" svg:x="0in" svg:y="2.15468in" svg:width="11.41493in" svg:height="0.35123in" style:rel-width="scale" style:rel-height="scale">
        <draw:image xlink:href="media/image2.png" xlink:type="simple" xlink:show="embed" xlink:actuate="onLoad"/>
        <svg:title/>
        <svg:desc>HD-ShadowLong.png</svg:desc>
      </draw:frame>
      <draw:frame draw:id="id143" draw:style-name="a493" draw:name="Picture 13" svg:x="11.5768in" svg:y="2.15577in" svg:width="1.75306in" svg:height="0.15778in" style:rel-width="scale" style:rel-height="scale">
        <draw:image xlink:href="media/image3.png" xlink:type="simple" xlink:show="embed" xlink:actuate="onLoad"/>
        <svg:title/>
        <svg:desc>HD-ShadowShort.png</svg:desc>
      </draw:frame>
      <draw:custom-shape svg:x="0in" svg:y="0.66667in" svg:width="11.41493in" svg:height="1.49628in" draw:id="id144" draw:style-name="a494" draw:name="Rectangle 15">
        <svg:title/>
        <svg:desc/>
        <draw:enhanced-geometry xmlns:dr3d="urn:oasis:names:tc:opendocument:xmlns:dr3d:1.0" draw:type="non-primitive" svg:viewBox="0 0 21600 21600" draw:enhanced-path="M 0 0 L 21600 0 21600 21600 0 21600 Z N"/>
      </draw:custom-shape>
      <draw:custom-shape svg:x="11.5768in" svg:y="0.66667in" svg:width="1.75306in" svg:height="1.49628in" draw:id="id145" draw:style-name="a495" draw:name="Rectangle 16">
        <svg:title/>
        <svg:desc/>
        <draw:enhanced-geometry xmlns:dr3d="urn:oasis:names:tc:opendocument:xmlns:dr3d:1.0" draw:type="non-primitive" svg:viewBox="0 0 21600 21600" draw:enhanced-path="M 0 0 L 21600 0 21600 21600 0 21600 Z N"/>
      </draw:custom-shape>
      <draw:frame draw:id="id146" presentation:style-name="a499" draw:name="Title 1" svg:x="0.73187in" svg:y="0.82374in" svg:width="10.52598in" svg:height="1.18213in" presentation:class="title" presentation:placeholder="false">
        <draw:text-box>
          <text:p text:style-name="a498" text:class-names="" text:cond-style-name=""><text:span text:style-name="a496" text:class-names="">Click to edit Master title style</text:span><text:span text:style-name="a497" text:class-names=""/></text:p>
        </draw:text-box>
        <svg:title/>
        <svg:desc/>
      </draw:frame>
      <draw:frame draw:id="id147" presentation:style-name="a503" draw:name="Text Placeholder 2" svg:x="0.72282in" svg:y="2.55564in" svg:width="3.35743in" svg:height="0.63021in" presentation:class="outline" presentation:placeholder="false">
        <draw:text-box>
          <text:list text:style-name="a502">
            <text:list-item>
              <text:p text:style-name="a501" text:class-names="" text:cond-style-name=""><text:span text:style-name="a500" text:class-names="">Click to edit Master text styles</text:span></text:p>
            </text:list-item>
          </text:list>
        </draw:text-box>
        <svg:title/>
        <svg:desc/>
      </draw:frame>
      <draw:frame draw:id="id148" presentation:style-name="a507" draw:name="Text Placeholder 3" svg:x="0.74401in" svg:y="3.30564in" svg:width="3.33519in" svg:height="3.18626in" presentation:class="outline" presentation:placeholder="false">
        <draw:text-box>
          <text:list text:style-name="a506">
            <text:list-item>
              <text:p text:style-name="a505" text:class-names="" text:cond-style-name=""><text:span text:style-name="a504" text:class-names="">Click to edit Master text styles</text:span></text:p>
            </text:list-item>
          </text:list>
        </draw:text-box>
        <svg:title/>
        <svg:desc/>
      </draw:frame>
      <draw:frame draw:id="id149" presentation:style-name="a511" draw:name="Text Placeholder 4" svg:x="4.32636in" svg:y="2.55564in" svg:width="3.35in" svg:height="0.63021in" presentation:class="outline" presentation:placeholder="false">
        <draw:text-box>
          <text:list text:style-name="a510">
            <text:list-item>
              <text:p text:style-name="a509" text:class-names="" text:cond-style-name=""><text:span text:style-name="a508" text:class-names="">Click to edit Master text styles</text:span></text:p>
            </text:list-item>
          </text:list>
        </draw:text-box>
        <svg:title/>
        <svg:desc/>
      </draw:frame>
      <draw:frame draw:id="id150" presentation:style-name="a515" draw:name="Text Placeholder 3" svg:x="4.31482in" svg:y="3.30564in" svg:width="3.35in" svg:height="3.18626in" presentation:class="outline" presentation:placeholder="false">
        <draw:text-box>
          <text:list text:style-name="a514">
            <text:list-item>
              <text:p text:style-name="a513" text:class-names="" text:cond-style-name=""><text:span text:style-name="a512" text:class-names="">Click to edit Master text styles</text:span></text:p>
            </text:list-item>
          </text:list>
        </draw:text-box>
        <svg:title/>
        <svg:desc/>
      </draw:frame>
      <draw:frame draw:id="id151" presentation:style-name="a519" draw:name="Text Placeholder 4" svg:x="7.90043in" svg:y="2.55564in" svg:width="3.35742in" svg:height="0.63021in" presentation:class="outline" presentation:placeholder="false">
        <draw:text-box>
          <text:list text:style-name="a518">
            <text:list-item>
              <text:p text:style-name="a517" text:class-names="" text:cond-style-name=""><text:span text:style-name="a516" text:class-names="">Click to edit Master text styles</text:span></text:p>
            </text:list-item>
          </text:list>
        </draw:text-box>
        <svg:title/>
        <svg:desc/>
      </draw:frame>
      <draw:frame draw:id="id152" presentation:style-name="a523" draw:name="Text Placeholder 3" svg:x="7.90043in" svg:y="3.30564in" svg:width="3.35742in" svg:height="3.18626in" presentation:class="outline" presentation:placeholder="false">
        <draw:text-box>
          <text:list text:style-name="a522">
            <text:list-item>
              <text:p text:style-name="a521" text:class-names="" text:cond-style-name=""><text:span text:style-name="a520" text:class-names="">Click to edit Master text styles</text:span></text:p>
            </text:list-item>
          </text:list>
        </draw:text-box>
        <svg:title/>
        <svg:desc/>
      </draw:frame>
      <draw:frame draw:id="id153" presentation:style-name="a528" draw:name="Date Placeholder 2" svg:x="8.25785in" svg:y="6.49189in" svg:width="3in" svg:height="0.39931in" presentation:class="date-time" presentation:placeholder="false">
        <draw:text-box>
          <text:p text:style-name="a527" text:class-names="" text:cond-style-name=""><text:span text:style-name="a524" text:class-names=""><text:date text:fixed="false" style:data-style-name="a525">11/03/2022</text:date></text:span><text:span text:style-name="a526" text:class-names=""/></text:p>
        </draw:text-box>
        <svg:title/>
        <svg:desc/>
      </draw:frame>
      <draw:frame draw:id="id154" presentation:style-name="a531" draw:name="Footer Placeholder 3" svg:x="0.74401in" svg:y="6.49189in" svg:width="7.51385in" svg:height="0.39931in" presentation:class="footer" presentation:placeholder="false">
        <draw:text-box>
          <text:p text:style-name="a530" text:class-names="" text:cond-style-name=""><text:span text:style-name="a529" text:class-names=""/></text:p>
        </draw:text-box>
        <svg:title/>
        <svg:desc/>
      </draw:frame>
      <draw:frame draw:id="id155" presentation:style-name="a535" draw:name="Slide Number Placeholder 4" svg:x="11.73387in" svg:y="0.82374in" svg:width="1.26219in" svg:height="1.1929in" presentation:class="page-number" presentation:placeholder="false">
        <draw:text-box>
          <text:p text:style-name="a534" text:class-names="" text:cond-style-name=""><text:span text:style-name="a532" text:class-names=""><text:page-number style:num-format="1" text:fixed="false"/></text:span><text:span text:style-name="a533" text:class-names=""/></text:p>
        </draw:text-box>
        <svg:title/>
        <svg:desc/>
      </draw:frame>
    </style:master-page>
    <style:master-page style:name="Master1-Layout15-cust-3-Picture-Column" style:page-layout-name="pageLayout1" draw:style-name="a537">
      <draw:frame draw:id="id156" draw:layer="Master1-bg" draw:style-name="a538" draw:name="Picture 27" svg:x="0in" svg:y="0in" svg:width="13.33333in" svg:height="7.5in" style:rel-width="scale" style:rel-height="scale">
        <draw:image xlink:href="media/image1.png" xlink:type="simple" xlink:show="embed" xlink:actuate="onLoad"/>
        <svg:title/>
        <svg:desc>hashOverlay-FullResolve.png</svg:desc>
      </draw:frame>
      <draw:frame draw:id="id157" draw:style-name="a539" draw:name="Picture 14" svg:x="0in" svg:y="2.15468in" svg:width="11.41493in" svg:height="0.35123in" style:rel-width="scale" style:rel-height="scale">
        <draw:image xlink:href="media/image2.png" xlink:type="simple" xlink:show="embed" xlink:actuate="onLoad"/>
        <svg:title/>
        <svg:desc>HD-ShadowLong.png</svg:desc>
      </draw:frame>
      <draw:frame draw:id="id158" draw:style-name="a540" draw:name="Picture 15" svg:x="11.5768in" svg:y="2.15577in" svg:width="1.75306in" svg:height="0.15778in" style:rel-width="scale" style:rel-height="scale">
        <draw:image xlink:href="media/image3.png" xlink:type="simple" xlink:show="embed" xlink:actuate="onLoad"/>
        <svg:title/>
        <svg:desc>HD-ShadowShort.png</svg:desc>
      </draw:frame>
      <draw:custom-shape svg:x="0in" svg:y="0.66667in" svg:width="11.41493in" svg:height="1.49628in" draw:id="id159" draw:style-name="a541" draw:name="Rectangle 16">
        <svg:title/>
        <svg:desc/>
        <draw:enhanced-geometry xmlns:dr3d="urn:oasis:names:tc:opendocument:xmlns:dr3d:1.0" draw:type="non-primitive" svg:viewBox="0 0 21600 21600" draw:enhanced-path="M 0 0 L 21600 0 21600 21600 0 21600 Z N"/>
      </draw:custom-shape>
      <draw:custom-shape svg:x="11.5768in" svg:y="0.66667in" svg:width="1.75306in" svg:height="1.49628in" draw:id="id160" draw:style-name="a542" draw:name="Rectangle 17">
        <svg:title/>
        <svg:desc/>
        <draw:enhanced-geometry xmlns:dr3d="urn:oasis:names:tc:opendocument:xmlns:dr3d:1.0" draw:type="non-primitive" svg:viewBox="0 0 21600 21600" draw:enhanced-path="M 0 0 L 21600 0 21600 21600 0 21600 Z N"/>
      </draw:custom-shape>
      <draw:frame draw:id="id161" presentation:style-name="a546" draw:name="Title 1" svg:x="0.74401in" svg:y="0.82374in" svg:width="10.51385in" svg:height="1.18213in" presentation:class="title" presentation:placeholder="false">
        <draw:text-box>
          <text:p text:style-name="a545" text:class-names="" text:cond-style-name=""><text:span text:style-name="a543" text:class-names="">Click to edit Master title style</text:span><text:span text:style-name="a544" text:class-names=""/></text:p>
        </draw:text-box>
        <svg:title/>
        <svg:desc/>
      </draw:frame>
      <draw:frame draw:id="id162" presentation:style-name="a550" draw:name="Text Placeholder 2" svg:x="0.744in" svg:y="4.69981in" svg:width="3.3352in" svg:height="0.63021in" presentation:class="outline" presentation:placeholder="false">
        <draw:text-box>
          <text:list text:style-name="a549">
            <text:list-item>
              <text:p text:style-name="a548" text:class-names="" text:cond-style-name=""><text:span text:style-name="a547" text:class-names="">Click to edit Master text styles</text:span></text:p>
            </text:list-item>
          </text:list>
        </draw:text-box>
        <svg:title/>
        <svg:desc/>
      </draw:frame>
      <draw:frame draw:id="id163" presentation:style-name="a554" draw:name="Picture Placeholder 2" svg:x="0.744in" svg:y="2.55564in" svg:width="3.3352in" svg:height="1.66667in" presentation:class="graphic" presentation:placeholder="false">
        <draw:text-box>
          <text:p text:style-name="a553" text:class-names="" text:cond-style-name=""><text:span text:style-name="a551" text:class-names="">Click icon to add picture</text:span><text:span text:style-name="a552" text:class-names=""/></text:p>
        </draw:text-box>
        <svg:title/>
        <svg:desc/>
      </draw:frame>
      <draw:frame draw:id="id164" presentation:style-name="a558" draw:name="Text Placeholder 3" svg:x="0.744in" svg:y="5.33001in" svg:width="3.3352in" svg:height="1.16188in" presentation:class="outline" presentation:placeholder="false">
        <draw:text-box>
          <text:list text:style-name="a557">
            <text:list-item>
              <text:p text:style-name="a556" text:class-names="" text:cond-style-name=""><text:span text:style-name="a555" text:class-names="">Click to edit Master text styles</text:span></text:p>
            </text:list-item>
          </text:list>
        </draw:text-box>
        <svg:title/>
        <svg:desc/>
      </draw:frame>
      <draw:frame draw:id="id165" presentation:style-name="a562" draw:name="Text Placeholder 4" svg:x="4.31482in" svg:y="4.69981in" svg:width="3.35in" svg:height="0.63021in" presentation:class="outline" presentation:placeholder="false">
        <draw:text-box>
          <text:list text:style-name="a561">
            <text:list-item>
              <text:p text:style-name="a560" text:class-names="" text:cond-style-name=""><text:span text:style-name="a559" text:class-names="">Click to edit Master text styles</text:span></text:p>
            </text:list-item>
          </text:list>
        </draw:text-box>
        <svg:title/>
        <svg:desc/>
      </draw:frame>
      <draw:frame draw:id="id166" presentation:style-name="a566" draw:name="Picture Placeholder 2" svg:x="4.31482in" svg:y="2.55564in" svg:width="3.35in" svg:height="1.66667in" presentation:class="graphic" presentation:placeholder="false">
        <draw:text-box>
          <text:p text:style-name="a565" text:class-names="" text:cond-style-name=""><text:span text:style-name="a563" text:class-names="">Click icon to add picture</text:span><text:span text:style-name="a564" text:class-names=""/></text:p>
        </draw:text-box>
        <svg:title/>
        <svg:desc/>
      </draw:frame>
      <draw:frame draw:id="id167" presentation:style-name="a570" draw:name="Text Placeholder 3" svg:x="4.31334in" svg:y="5.33001in" svg:width="3.35444in" svg:height="1.16188in" presentation:class="outline" presentation:placeholder="false">
        <draw:text-box>
          <text:list text:style-name="a569">
            <text:list-item>
              <text:p text:style-name="a568" text:class-names="" text:cond-style-name=""><text:span text:style-name="a567" text:class-names="">Click to edit Master text styles</text:span></text:p>
            </text:list-item>
          </text:list>
        </draw:text-box>
        <svg:title/>
        <svg:desc/>
      </draw:frame>
      <draw:frame draw:id="id168" presentation:style-name="a574" draw:name="Text Placeholder 4" svg:x="7.90757in" svg:y="4.69981in" svg:width="3.35029in" svg:height="0.63021in" presentation:class="outline" presentation:placeholder="false">
        <draw:text-box>
          <text:list text:style-name="a573">
            <text:list-item>
              <text:p text:style-name="a572" text:class-names="" text:cond-style-name=""><text:span text:style-name="a571" text:class-names="">Click to edit Master text styles</text:span></text:p>
            </text:list-item>
          </text:list>
        </draw:text-box>
        <svg:title/>
        <svg:desc/>
      </draw:frame>
      <draw:frame draw:id="id169" presentation:style-name="a578" draw:name="Picture Placeholder 2" svg:x="7.90756in" svg:y="2.55564in" svg:width="3.35029in" svg:height="1.66667in" presentation:class="graphic" presentation:placeholder="false">
        <draw:text-box>
          <text:p text:style-name="a577" text:class-names="" text:cond-style-name=""><text:span text:style-name="a575" text:class-names="">Click icon to add picture</text:span><text:span text:style-name="a576" text:class-names=""/></text:p>
        </draw:text-box>
        <svg:title/>
        <svg:desc/>
      </draw:frame>
      <draw:frame draw:id="id170" presentation:style-name="a582" draw:name="Text Placeholder 3" svg:x="7.90743in" svg:y="5.33001in" svg:width="3.35473in" svg:height="1.16188in" presentation:class="outline" presentation:placeholder="false">
        <draw:text-box>
          <text:list text:style-name="a581">
            <text:list-item>
              <text:p text:style-name="a580" text:class-names="" text:cond-style-name=""><text:span text:style-name="a579" text:class-names="">Click to edit Master text styles</text:span></text:p>
            </text:list-item>
          </text:list>
        </draw:text-box>
        <svg:title/>
        <svg:desc/>
      </draw:frame>
      <draw:frame draw:id="id171" presentation:style-name="a587" draw:name="Date Placeholder 2" svg:x="8.25785in" svg:y="6.49189in" svg:width="3in" svg:height="0.39931in" presentation:class="date-time" presentation:placeholder="false">
        <draw:text-box>
          <text:p text:style-name="a586" text:class-names="" text:cond-style-name=""><text:span text:style-name="a583" text:class-names=""><text:date text:fixed="false" style:data-style-name="a584">11/03/2022</text:date></text:span><text:span text:style-name="a585" text:class-names=""/></text:p>
        </draw:text-box>
        <svg:title/>
        <svg:desc/>
      </draw:frame>
      <draw:frame draw:id="id172" presentation:style-name="a590" draw:name="Footer Placeholder 3" svg:x="0.74401in" svg:y="6.49189in" svg:width="7.51385in" svg:height="0.39931in" presentation:class="footer" presentation:placeholder="false">
        <draw:text-box>
          <text:p text:style-name="a589" text:class-names="" text:cond-style-name=""><text:span text:style-name="a588" text:class-names=""/></text:p>
        </draw:text-box>
        <svg:title/>
        <svg:desc/>
      </draw:frame>
      <draw:frame draw:id="id173" presentation:style-name="a594" draw:name="Slide Number Placeholder 4" svg:x="11.73387in" svg:y="0.82374in" svg:width="1.26219in" svg:height="1.1929in" presentation:class="page-number" presentation:placeholder="false">
        <draw:text-box>
          <text:p text:style-name="a593" text:class-names="" text:cond-style-name=""><text:span text:style-name="a591" text:class-names=""><text:page-number style:num-format="1" text:fixed="false"/></text:span><text:span text:style-name="a592" text:class-names=""/></text:p>
        </draw:text-box>
        <svg:title/>
        <svg:desc/>
      </draw:frame>
    </style:master-page>
    <style:master-page style:name="Master1-Layout16-vertTx-Title-and-Vertical-Text" style:page-layout-name="pageLayout1" draw:style-name="a596">
      <draw:frame draw:id="id174" draw:layer="Master1-bg" draw:style-name="a597" draw:name="Picture 10" svg:x="0in" svg:y="0in" svg:width="13.33333in" svg:height="7.5in" style:rel-width="scale" style:rel-height="scale">
        <draw:image xlink:href="media/image1.png" xlink:type="simple" xlink:show="embed" xlink:actuate="onLoad"/>
        <svg:title/>
        <svg:desc>hashOverlay-FullResolve.png</svg:desc>
      </draw:frame>
      <draw:frame draw:id="id175" draw:style-name="a598" draw:name="Picture 6" svg:x="0in" svg:y="2.15468in" svg:width="11.41493in" svg:height="0.35123in" style:rel-width="scale" style:rel-height="scale">
        <draw:image xlink:href="media/image2.png" xlink:type="simple" xlink:show="embed" xlink:actuate="onLoad"/>
        <svg:title/>
        <svg:desc>HD-ShadowLong.png</svg:desc>
      </draw:frame>
      <draw:frame draw:id="id176" draw:style-name="a599" draw:name="Picture 7" svg:x="11.5768in" svg:y="2.15577in" svg:width="1.75306in" svg:height="0.15778in" style:rel-width="scale" style:rel-height="scale">
        <draw:image xlink:href="media/image3.png" xlink:type="simple" xlink:show="embed" xlink:actuate="onLoad"/>
        <svg:title/>
        <svg:desc>HD-ShadowShort.png</svg:desc>
      </draw:frame>
      <draw:custom-shape svg:x="0in" svg:y="0.66667in" svg:width="11.41493in" svg:height="1.49628in" draw:id="id177" draw:style-name="a600" draw:name="Rectangle 8">
        <svg:title/>
        <svg:desc/>
        <draw:enhanced-geometry xmlns:dr3d="urn:oasis:names:tc:opendocument:xmlns:dr3d:1.0" draw:type="non-primitive" svg:viewBox="0 0 21600 21600" draw:enhanced-path="M 0 0 L 21600 0 21600 21600 0 21600 Z N"/>
      </draw:custom-shape>
      <draw:custom-shape svg:x="11.5768in" svg:y="0.66667in" svg:width="1.75306in" svg:height="1.49628in" draw:id="id178" draw:style-name="a601" draw:name="Rectangle 9">
        <svg:title/>
        <svg:desc/>
        <draw:enhanced-geometry xmlns:dr3d="urn:oasis:names:tc:opendocument:xmlns:dr3d:1.0" draw:type="non-primitive" svg:viewBox="0 0 21600 21600" draw:enhanced-path="M 0 0 L 21600 0 21600 21600 0 21600 Z N"/>
      </draw:custom-shape>
      <draw:frame draw:id="id179" presentation:style-name="a605" draw:name="Title 1" svg:x="0.74401in" svg:y="0.82374in" svg:width="10.51385in" svg:height="1.18213in" presentation:class="title" presentation:placeholder="false">
        <draw:text-box>
          <text:p text:style-name="a604" text:class-names="" text:cond-style-name=""><text:span text:style-name="a602" text:class-names="">Click to edit Master title style</text:span><text:span text:style-name="a603" text:class-names=""/></text:p>
        </draw:text-box>
        <svg:title/>
        <svg:desc/>
      </draw:frame>
      <draw:frame draw:id="id180" presentation:style-name="a622" draw:name="Vertical Text Placeholder 2" svg:x="0.74401in" svg:y="2.55564in" svg:width="10.51385in" svg:height="3.93626in" presentation:class="outline" presentation:placeholder="false">
        <draw:text-box>
          <text:list text:style-name="a608">
            <text:list-item>
              <text:p text:style-name="a607" text:class-names="" text:cond-style-name=""><text:span text:style-name="a606" text:class-names="">Click to edit Master text styles</text:span></text:p>
            </text:list-item>
          </text:list>
          <text:list text:style-name="a611">
            <text:list-item>
              <text:list text:style-name="a611">
                <text:list-item>
                  <text:p text:style-name="a610" text:class-names="" text:cond-style-name=""><text:span text:style-name="a609" text:class-names="">Second level</text:span></text:p>
                </text:list-item>
              </text:list>
            </text:list-item>
          </text:list>
          <text:list text:style-name="a614">
            <text:list-item>
              <text:list text:style-name="a614">
                <text:list-item>
                  <text:list text:style-name="a614">
                    <text:list-item>
                      <text:p text:style-name="a613" text:class-names="" text:cond-style-name=""><text:span text:style-name="a612" text:class-names="">Third level</text:span></text:p>
                    </text:list-item>
                  </text:list>
                </text:list-item>
              </text:list>
            </text:list-item>
          </text:list>
          <text:list text:style-name="a617">
            <text:list-item>
              <text:list text:style-name="a617">
                <text:list-item>
                  <text:list text:style-name="a617">
                    <text:list-item>
                      <text:list text:style-name="a617">
                        <text:list-item>
                          <text:p text:style-name="a616" text:class-names="" text:cond-style-name=""><text:span text:style-name="a615" text:class-names="">Fourth level</text:span></text:p>
                        </text:list-item>
                      </text:list>
                    </text:list-item>
                  </text:list>
                </text:list-item>
              </text:list>
            </text:list-item>
          </text:list>
          <text:list text:style-name="a621">
            <text:list-item>
              <text:list text:style-name="a621">
                <text:list-item>
                  <text:list text:style-name="a621">
                    <text:list-item>
                      <text:list text:style-name="a621">
                        <text:list-item>
                          <text:list text:style-name="a621">
                            <text:list-item>
                              <text:p text:style-name="a620" text:class-names="" text:cond-style-name=""><text:span text:style-name="a618" text:class-names="">Fifth level</text:span><text:span text:style-name="a619" text:class-names=""/></text:p>
                            </text:list-item>
                          </text:list>
                        </text:list-item>
                      </text:list>
                    </text:list-item>
                  </text:list>
                </text:list-item>
              </text:list>
            </text:list-item>
          </text:list>
        </draw:text-box>
        <svg:title/>
        <svg:desc/>
      </draw:frame>
      <draw:frame draw:id="id181" presentation:style-name="a627" draw:name="Date Placeholder 3" svg:x="8.25785in" svg:y="6.49189in" svg:width="3in" svg:height="0.39931in" presentation:class="date-time" presentation:placeholder="false">
        <draw:text-box>
          <text:p text:style-name="a626" text:class-names="" text:cond-style-name=""><text:span text:style-name="a623" text:class-names=""><text:date text:fixed="false" style:data-style-name="a624">11/03/2022</text:date></text:span><text:span text:style-name="a625" text:class-names=""/></text:p>
        </draw:text-box>
        <svg:title/>
        <svg:desc/>
      </draw:frame>
      <draw:frame draw:id="id182" presentation:style-name="a630" draw:name="Footer Placeholder 4" svg:x="0.74401in" svg:y="6.49189in" svg:width="7.51385in" svg:height="0.39931in" presentation:class="footer" presentation:placeholder="false">
        <draw:text-box>
          <text:p text:style-name="a629" text:class-names="" text:cond-style-name=""><text:span text:style-name="a628" text:class-names=""/></text:p>
        </draw:text-box>
        <svg:title/>
        <svg:desc/>
      </draw:frame>
      <draw:frame draw:id="id183" presentation:style-name="a634" draw:name="Slide Number Placeholder 5" svg:x="11.73387in" svg:y="0.82374in" svg:width="1.26219in" svg:height="1.1929in" presentation:class="page-number" presentation:placeholder="false">
        <draw:text-box>
          <text:p text:style-name="a633" text:class-names="" text:cond-style-name=""><text:span text:style-name="a631" text:class-names=""><text:page-number style:num-format="1" text:fixed="false"/></text:span><text:span text:style-name="a632" text:class-names=""/></text:p>
        </draw:text-box>
        <svg:title/>
        <svg:desc/>
      </draw:frame>
    </style:master-page>
    <style:master-page style:name="Master1-Layout17-vertTitleAndTx-Vertical-Title-and-Text" style:page-layout-name="pageLayout1" draw:style-name="a636">
      <draw:frame draw:id="id184" draw:layer="Master1-bg" draw:style-name="a637" draw:name="Picture 8" svg:x="0in" svg:y="0in" svg:width="13.33333in" svg:height="7.5in" style:rel-width="scale" style:rel-height="scale">
        <draw:image xlink:href="media/image1.png" xlink:type="simple" xlink:show="embed" xlink:actuate="onLoad"/>
        <svg:title/>
        <svg:desc>hashOverlay-FullResolve.png</svg:desc>
      </draw:frame>
      <draw:custom-shape svg:width="5.58507in" svg:height="1.49628in" draw:id="id185" draw:style-name="a638" draw:transform="translate(-2.79253in -0.74814in) rotate(-1.5708) translate(11.66853in 2.79253in)" draw:name="Rectangle 6">
        <svg:title/>
        <svg:desc/>
        <draw:enhanced-geometry xmlns:dr3d="urn:oasis:names:tc:opendocument:xmlns:dr3d:1.0" draw:type="non-primitive" svg:viewBox="0 0 21600 21600" draw:enhanced-path="M 0 0 L 21600 0 21600 21600 0 21600 Z N"/>
      </draw:custom-shape>
      <draw:custom-shape svg:width="1.75306in" svg:height="1.49628in" draw:id="id186" draw:style-name="a639" draw:transform="translate(-0.87653in -0.74814in) rotate(-1.5708) translate(11.66853in 6.62347in)" draw:name="Rectangle 7">
        <svg:title/>
        <svg:desc/>
        <draw:enhanced-geometry xmlns:dr3d="urn:oasis:names:tc:opendocument:xmlns:dr3d:1.0" draw:type="non-primitive" svg:viewBox="0 0 21600 21600" draw:enhanced-path="M 0 0 L 21600 0 21600 21600 0 21600 Z N"/>
      </draw:custom-shape>
      <draw:frame draw:id="id187" presentation:style-name="a643" draw:name="Vertical Title 1" svg:x="11.07746in" svg:y="0.66666in" svg:width="1.17432in" svg:height="4.76133in" presentation:class="title" presentation:placeholder="false">
        <draw:text-box>
          <text:p text:style-name="a642" text:class-names="" text:cond-style-name=""><text:span text:style-name="a640" text:class-names="">Click to edit Master title style</text:span><text:span text:style-name="a641" text:class-names=""/></text:p>
        </draw:text-box>
        <svg:title/>
        <svg:desc/>
      </draw:frame>
      <draw:frame draw:id="id188" presentation:style-name="a660" draw:name="Vertical Text Placeholder 2" svg:x="0.74401in" svg:y="0.66666in" svg:width="9.70035in" svg:height="5.82523in" presentation:class="outline" presentation:placeholder="false">
        <draw:text-box>
          <text:list text:style-name="a646">
            <text:list-item>
              <text:p text:style-name="a645" text:class-names="" text:cond-style-name=""><text:span text:style-name="a644" text:class-names="">Click to edit Master text styles</text:span></text:p>
            </text:list-item>
          </text:list>
          <text:list text:style-name="a649">
            <text:list-item>
              <text:list text:style-name="a649">
                <text:list-item>
                  <text:p text:style-name="a648" text:class-names="" text:cond-style-name=""><text:span text:style-name="a647" text:class-names="">Second level</text:span></text:p>
                </text:list-item>
              </text:list>
            </text:list-item>
          </text:list>
          <text:list text:style-name="a652">
            <text:list-item>
              <text:list text:style-name="a652">
                <text:list-item>
                  <text:list text:style-name="a652">
                    <text:list-item>
                      <text:p text:style-name="a651" text:class-names="" text:cond-style-name=""><text:span text:style-name="a650" text:class-names="">Third level</text:span></text:p>
                    </text:list-item>
                  </text:list>
                </text:list-item>
              </text:list>
            </text:list-item>
          </text:list>
          <text:list text:style-name="a655">
            <text:list-item>
              <text:list text:style-name="a655">
                <text:list-item>
                  <text:list text:style-name="a655">
                    <text:list-item>
                      <text:list text:style-name="a655">
                        <text:list-item>
                          <text:p text:style-name="a654" text:class-names="" text:cond-style-name=""><text:span text:style-name="a653" text:class-names="">Fourth level</text:span></text:p>
                        </text:list-item>
                      </text:list>
                    </text:list-item>
                  </text:list>
                </text:list-item>
              </text:list>
            </text:list-item>
          </text:list>
          <text:list text:style-name="a659">
            <text:list-item>
              <text:list text:style-name="a659">
                <text:list-item>
                  <text:list text:style-name="a659">
                    <text:list-item>
                      <text:list text:style-name="a659">
                        <text:list-item>
                          <text:list text:style-name="a659">
                            <text:list-item>
                              <text:p text:style-name="a658" text:class-names="" text:cond-style-name=""><text:span text:style-name="a656" text:class-names="">Fifth level</text:span><text:span text:style-name="a657" text:class-names=""/></text:p>
                            </text:list-item>
                          </text:list>
                        </text:list-item>
                      </text:list>
                    </text:list-item>
                  </text:list>
                </text:list-item>
              </text:list>
            </text:list-item>
          </text:list>
        </draw:text-box>
        <svg:title/>
        <svg:desc/>
      </draw:frame>
      <draw:frame draw:id="id189" presentation:style-name="a665" draw:name="Date Placeholder 3" svg:x="7.44436in" svg:y="6.49189in" svg:width="3in" svg:height="0.39931in" presentation:class="date-time" presentation:placeholder="false">
        <draw:text-box>
          <text:p text:style-name="a664" text:class-names="" text:cond-style-name=""><text:span text:style-name="a661" text:class-names=""><text:date text:fixed="false" style:data-style-name="a662">11/03/2022</text:date></text:span><text:span text:style-name="a663" text:class-names=""/></text:p>
        </draw:text-box>
        <svg:title/>
        <svg:desc/>
      </draw:frame>
      <draw:frame draw:id="id190" presentation:style-name="a668" draw:name="Footer Placeholder 4" svg:x="0.74401in" svg:y="6.49189in" svg:width="6.70036in" svg:height="0.39931in" presentation:class="footer" presentation:placeholder="false">
        <draw:text-box>
          <text:p text:style-name="a667" text:class-names="" text:cond-style-name=""><text:span text:style-name="a666" text:class-names=""/></text:p>
        </draw:text-box>
        <svg:title/>
        <svg:desc/>
      </draw:frame>
      <draw:frame draw:id="id191" presentation:style-name="a672" draw:name="Slide Number Placeholder 5" svg:x="11.04281in" svg:y="5.90402in" svg:width="1.26219in" svg:height="1.1929in" presentation:class="page-number" presentation:placeholder="false">
        <draw:text-box>
          <text:p text:style-name="a671" text:class-names="" text:cond-style-name=""><text:span text:style-name="a669" text:class-names=""><text:page-number style:num-format="1" text:fixed="false"/></text:span><text:span text:style-name="a670"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Sorting algorithms</dc:title>
    <meta:initial-creator>Mahammed Jafarzade</meta:initial-creator>
    <dc:creator>Mahammed Jafarzade</dc:creator>
    <meta:creation-date>2022-03-10T19:33:22Z</meta:creation-date>
    <dc:date>2022-03-11T07:09:46Z</dc:date>
    <meta:template xlink:href="TM04033917%5b%5bfn=Berlin%5d%5d" xlink:type="simple"/>
    <meta:editing-cycles>9</meta:editing-cycles>
    <meta:editing-duration>PT41722S</meta:editing-duration>
    <meta:document-statistic meta:paragraph-count="34" meta:word-count="508"/>
  </office:meta>
</office:document-meta>
</file>